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6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7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0" style:family="table-cell" style:parent-style-name="_19968__33324_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1" style:family="table-cell" style:parent-style-name="_19968__33324_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2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co13" style:family="table-column">
      <style:table-column-properties fo:break-before="auto" style:column-width="2.2225cm"/>
    </style:style>
    <style:style style:name="co14" style:family="table-column">
      <style:table-column-properties fo:break-before="auto" style:column-width="2.143125cm" style:use-optimal-column-width="true"/>
    </style:style>
    <style:style style:name="co15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41"/>
        <table:table-column table:style-name="co5" table:number-columns-repeated="2" table:default-cell-style-name="ce41"/>
        <table:table-column table:style-name="co6" table:default-cell-style-name="ce41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0" table:default-cell-style-name="ce2"/>
        <table:table-column table:style-name="co15" table:default-cell-style-name="ce2"/>
        <table:table-column table:style-name="co12" table:number-columns-repeated="216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 table:style-name="ce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1 年 5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 table:style-name="ce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2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3">歲以上</text:span></text:p>
          </table:table-cell>
          <table:covered-table-cell table:number-columns-repeated="3"/>
          <table:table-cell table:number-columns-repeated="16352" table:style-name="ce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style-name="ce2"/>
          <table:table-cell office:value-type="string" table:style-name="ce2">
            <text:p>區域別</text:p>
          </table:table-cell>
          <table:table-cell office:value-type="string" table:style-name="ce2">
            <text:p>性別</text:p>
          </table:table-cell>
          <table:table-cell office:value-type="string" table:style-name="ce2">
            <text:p>0~4</text:p>
          </table:table-cell>
          <table:table-cell office:value-type="string" table:style-name="ce2">
            <text:p>0~6</text:p>
          </table:table-cell>
          <table:table-cell office:value-type="string" table:style-name="ce2">
            <text:p>0~11</text:p>
          </table:table-cell>
          <table:table-cell office:value-type="string" table:style-name="ce2">
            <text:p>0~12</text:p>
          </table:table-cell>
          <table:table-cell office:value-type="string" table:style-name="ce2">
            <text:p>12~17</text:p>
          </table:table-cell>
          <table:table-cell table:number-columns-repeated="16344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196178" table:style-name="ce16">
            <text:p>23,196,178</text:p>
          </table:table-cell>
          <table:table-cell office:value-type="float" office:value="11482441" table:style-name="ce16">
            <text:p>11,482,441</text:p>
          </table:table-cell>
          <table:table-cell office:value-type="float" office:value="11713737" table:style-name="ce16">
            <text:p>11,713,737</text:p>
          </table:table-cell>
          <table:table-cell office:value-type="float" office:value="839780" table:style-name="ce16">
            <text:p>839,780</text:p>
          </table:table-cell>
          <table:table-cell office:value-type="float" office:value="435118" table:style-name="ce16">
            <text:p>435,118</text:p>
          </table:table-cell>
          <table:table-cell office:value-type="float" office:value="404662" table:style-name="ce16">
            <text:p>404,662</text:p>
          </table:table-cell>
          <table:table-cell office:value-type="float" office:value="3.6203377987528809" table:style-name="ce17">
            <text:p>3.62</text:p>
          </table:table-cell>
          <table:table-cell office:value-type="float" office:value="1253022" table:style-name="ce16">
            <text:p>1,253,022</text:p>
          </table:table-cell>
          <table:table-cell office:value-type="float" office:value="649241" table:style-name="ce16">
            <text:p>649,241</text:p>
          </table:table-cell>
          <table:table-cell office:value-type="float" office:value="603781" table:style-name="ce16">
            <text:p>603,781</text:p>
          </table:table-cell>
          <table:table-cell office:value-type="float" office:value="5.4018468042450785" table:style-name="ce18">
            <text:p>5.40</text:p>
          </table:table-cell>
          <table:table-cell office:value-type="float" office:value="2269705" table:style-name="ce16">
            <text:p>2,269,705</text:p>
          </table:table-cell>
          <table:table-cell office:value-type="float" office:value="1176161" table:style-name="ce16">
            <text:p>1,176,161</text:p>
          </table:table-cell>
          <table:table-cell office:value-type="float" office:value="1093544" table:style-name="ce16">
            <text:p>1,093,544</text:p>
          </table:table-cell>
          <table:table-cell office:value-type="float" office:value="9.784823172162243" table:style-name="ce17">
            <text:p>9.78</text:p>
          </table:table-cell>
          <table:table-cell office:value-type="float" office:value="2453289" table:style-name="ce16">
            <text:p>2,453,289</text:p>
          </table:table-cell>
          <table:table-cell office:value-type="float" office:value="1272003" table:style-name="ce16">
            <text:p>1,272,003</text:p>
          </table:table-cell>
          <table:table-cell office:value-type="float" office:value="1181286" table:style-name="ce16">
            <text:p>1,181,286</text:p>
          </table:table-cell>
          <table:table-cell office:value-type="float" office:value="10.576263900026978" table:style-name="ce17">
            <text:p>10.58</text:p>
          </table:table-cell>
          <table:table-cell office:value-type="float" office:value="1195798" table:style-name="ce16">
            <text:p>1,195,798</text:p>
          </table:table-cell>
          <table:table-cell office:value-type="float" office:value="624584" table:style-name="ce16">
            <text:p>624,584</text:p>
          </table:table-cell>
          <table:table-cell office:value-type="float" office:value="571214" table:style-name="ce16">
            <text:p>571,214</text:p>
          </table:table-cell>
          <table:table-cell office:value-type="float" office:value="5.1551509908227118" table:style-name="ce17">
            <text:p>5.16</text:p>
          </table:table-cell>
          <table:table-cell office:value-type="float" office:value="19274689" table:style-name="ce16">
            <text:p>19,274,689</text:p>
          </table:table-cell>
          <table:table-cell office:value-type="float" office:value="9442778" table:style-name="ce16">
            <text:p>9,442,778</text:p>
          </table:table-cell>
          <table:table-cell office:value-type="float" office:value="9831911" table:style-name="ce16">
            <text:p>9,831,911</text:p>
          </table:table-cell>
          <table:table-cell office:value-type="float" office:value="83.094245095032477" table:style-name="ce17">
            <text:p>83.09</text:p>
          </table:table-cell>
          <table:table-cell office:value-type="float" office:value="3979465" table:style-name="ce16">
            <text:p>3,979,465</text:p>
          </table:table-cell>
          <table:table-cell office:value-type="float" office:value="1807951" table:style-name="ce16">
            <text:p>1,807,951</text:p>
          </table:table-cell>
          <table:table-cell office:value-type="float" office:value="2171514" table:style-name="ce16">
            <text:p>2,171,514</text:p>
          </table:table-cell>
          <table:table-cell office:value-type="float" office:value="17.155692631777526" table:style-name="ce17">
            <text:p>17.16</text:p>
          </table:table-cell>
          <table:table-cell table:style-name="ce2"/>
          <table:table-cell office:value-type="string" table:style-name="ce2">
            <text:p>總計</text:p>
          </table:table-cell>
          <table:table-cell office:value-type="string" table:style-name="ce2">
            <text:p>計</text:p>
          </table:table-cell>
          <table:table-cell office:value-type="float" office:value="839780" table:style-name="ce2">
            <text:p>839780</text:p>
          </table:table-cell>
          <table:table-cell office:value-type="float" office:value="1253022" table:style-name="ce2">
            <text:p>1253022</text:p>
          </table:table-cell>
          <table:table-cell office:value-type="float" office:value="2269705" table:style-name="ce2">
            <text:p>2269705</text:p>
          </table:table-cell>
          <table:table-cell office:value-type="float" office:value="2453289" table:style-name="ce2">
            <text:p>2453289</text:p>
          </table:table-cell>
          <table:table-cell office:value-type="float" office:value="1195798" table:style-name="ce2">
            <text:p>1195798</text:p>
          </table:table-cell>
          <table:table-cell table:number-columns-repeated="16344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3972841" table:style-name="ce20">
            <text:p>3,972,841</text:p>
          </table:table-cell>
          <table:table-cell office:value-type="float" office:value="1938646" table:style-name="ce20">
            <text:p>1,938,646</text:p>
          </table:table-cell>
          <table:table-cell office:value-type="float" office:value="2034195" table:style-name="ce20">
            <text:p>2,034,195</text:p>
          </table:table-cell>
          <table:table-cell office:value-type="float" office:value="135569" table:style-name="ce20">
            <text:p>135,569</text:p>
          </table:table-cell>
          <table:table-cell office:value-type="float" office:value="69931" table:style-name="ce20">
            <text:p>69,931</text:p>
          </table:table-cell>
          <table:table-cell office:value-type="float" office:value="65638" table:style-name="ce20">
            <text:p>65,638</text:p>
          </table:table-cell>
          <table:table-cell office:value-type="float" office:value="3.4123943042271261" table:style-name="ce21">
            <text:p>3.41</text:p>
          </table:table-cell>
          <table:table-cell office:value-type="float" office:value="203539" table:style-name="ce20">
            <text:p>203,539</text:p>
          </table:table-cell>
          <table:table-cell office:value-type="float" office:value="104923" table:style-name="ce20">
            <text:p>104,923</text:p>
          </table:table-cell>
          <table:table-cell office:value-type="float" office:value="98616" table:style-name="ce20">
            <text:p>98,616</text:p>
          </table:table-cell>
          <table:table-cell office:value-type="float" office:value="5.1232606590598513" table:style-name="ce22">
            <text:p>5.12</text:p>
          </table:table-cell>
          <table:table-cell office:value-type="float" office:value="371640" table:style-name="ce20">
            <text:p>371,640</text:p>
          </table:table-cell>
          <table:table-cell office:value-type="float" office:value="191898" table:style-name="ce20">
            <text:p>191,898</text:p>
          </table:table-cell>
          <table:table-cell office:value-type="float" office:value="179742" table:style-name="ce20">
            <text:p>179,742</text:p>
          </table:table-cell>
          <table:table-cell office:value-type="float" office:value="9.3545148169785808" table:style-name="ce21">
            <text:p>9.35</text:p>
          </table:table-cell>
          <table:table-cell office:value-type="float" office:value="401033" table:style-name="ce20">
            <text:p>401,033</text:p>
          </table:table-cell>
          <table:table-cell office:value-type="float" office:value="207242" table:style-name="ce20">
            <text:p>207,242</text:p>
          </table:table-cell>
          <table:table-cell office:value-type="float" office:value="193791" table:style-name="ce20">
            <text:p>193,791</text:p>
          </table:table-cell>
          <table:table-cell office:value-type="float" office:value="10.094363202554545" table:style-name="ce21">
            <text:p>10.09</text:p>
          </table:table-cell>
          <table:table-cell office:value-type="float" office:value="194748" table:style-name="ce20">
            <text:p>194,748</text:p>
          </table:table-cell>
          <table:table-cell office:value-type="float" office:value="101684" table:style-name="ce20">
            <text:p>101,684</text:p>
          </table:table-cell>
          <table:table-cell office:value-type="float" office:value="93064" table:style-name="ce20">
            <text:p>93,064</text:p>
          </table:table-cell>
          <table:table-cell office:value-type="float" office:value="4.901983240708601" table:style-name="ce21">
            <text:p>4.90</text:p>
          </table:table-cell>
          <table:table-cell office:value-type="float" office:value="3331858" table:style-name="ce20">
            <text:p>3,331,858</text:p>
          </table:table-cell>
          <table:table-cell office:value-type="float" office:value="1605933" table:style-name="ce20">
            <text:p>1,605,933</text:p>
          </table:table-cell>
          <table:table-cell office:value-type="float" office:value="1725925" table:style-name="ce20">
            <text:p>1,725,925</text:p>
          </table:table-cell>
          <table:table-cell office:value-type="float" office:value="83.865878347510005" table:style-name="ce21">
            <text:p>83.87</text:p>
          </table:table-cell>
          <table:table-cell office:value-type="float" office:value="657449" table:style-name="ce20">
            <text:p>657,449</text:p>
          </table:table-cell>
          <table:table-cell office:value-type="float" office:value="294385" table:style-name="ce20">
            <text:p>294,385</text:p>
          </table:table-cell>
          <table:table-cell office:value-type="float" office:value="363064" table:style-name="ce20">
            <text:p>363,064</text:p>
          </table:table-cell>
          <table:table-cell office:value-type="float" office:value="16.548585760165079" table:style-name="ce21">
            <text:p>16.55</text:p>
          </table:table-cell>
          <table:table-cell table:style-name="ce2"/>
          <table:table-cell office:value-type="string" table:style-name="ce2">
            <text:p>總計</text:p>
          </table:table-cell>
          <table:table-cell office:value-type="string" table:style-name="ce2">
            <text:p>男</text:p>
          </table:table-cell>
          <table:table-cell office:value-type="float" office:value="435118" table:style-name="ce2">
            <text:p>435118</text:p>
          </table:table-cell>
          <table:table-cell office:value-type="float" office:value="649241" table:style-name="ce2">
            <text:p>649241</text:p>
          </table:table-cell>
          <table:table-cell office:value-type="float" office:value="1176161" table:style-name="ce2">
            <text:p>1176161</text:p>
          </table:table-cell>
          <table:table-cell office:value-type="float" office:value="1272003" table:style-name="ce2">
            <text:p>1272003</text:p>
          </table:table-cell>
          <table:table-cell office:value-type="float" office:value="624584" table:style-name="ce2">
            <text:p>624584</text:p>
          </table:table-cell>
          <table:table-cell table:number-columns-repeated="16344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470599" table:style-name="ce20">
            <text:p>2,470,599</text:p>
          </table:table-cell>
          <table:table-cell office:value-type="float" office:value="1175883" table:style-name="ce20">
            <text:p>1,175,883</text:p>
          </table:table-cell>
          <table:table-cell office:value-type="float" office:value="1294716" table:style-name="ce20">
            <text:p>1,294,716</text:p>
          </table:table-cell>
          <table:table-cell office:value-type="float" office:value="92646" table:style-name="ce20">
            <text:p>92,646</text:p>
          </table:table-cell>
          <table:table-cell office:value-type="float" office:value="47899" table:style-name="ce20">
            <text:p>47,899</text:p>
          </table:table-cell>
          <table:table-cell office:value-type="float" office:value="44747" table:style-name="ce20">
            <text:p>44,747</text:p>
          </table:table-cell>
          <table:table-cell office:value-type="float" office:value="3.7499408038293547" table:style-name="ce21">
            <text:p>3.75</text:p>
          </table:table-cell>
          <table:table-cell office:value-type="float" office:value="139264" table:style-name="ce20">
            <text:p>139,264</text:p>
          </table:table-cell>
          <table:table-cell office:value-type="float" office:value="72026" table:style-name="ce20">
            <text:p>72,026</text:p>
          </table:table-cell>
          <table:table-cell office:value-type="float" office:value="67238" table:style-name="ce20">
            <text:p>67,238</text:p>
          </table:table-cell>
          <table:table-cell office:value-type="float" office:value="5.6368516299083744" table:style-name="ce22">
            <text:p>5.64</text:p>
          </table:table-cell>
          <table:table-cell office:value-type="float" office:value="254011" table:style-name="ce20">
            <text:p>254,011</text:p>
          </table:table-cell>
          <table:table-cell office:value-type="float" office:value="131430" table:style-name="ce20">
            <text:p>131,430</text:p>
          </table:table-cell>
          <table:table-cell office:value-type="float" office:value="122581" table:style-name="ce20">
            <text:p>122,581</text:p>
          </table:table-cell>
          <table:table-cell office:value-type="float" office:value="10.28135282172461" table:style-name="ce21">
            <text:p>10.28</text:p>
          </table:table-cell>
          <table:table-cell office:value-type="float" office:value="275151" table:style-name="ce20">
            <text:p>275,151</text:p>
          </table:table-cell>
          <table:table-cell office:value-type="float" office:value="142409" table:style-name="ce20">
            <text:p>142,409</text:p>
          </table:table-cell>
          <table:table-cell office:value-type="float" office:value="132742" table:style-name="ce20">
            <text:p>132,742</text:p>
          </table:table-cell>
          <table:table-cell office:value-type="float" office:value="11.137015760145616" table:style-name="ce21">
            <text:p>11.14</text:p>
          </table:table-cell>
          <table:table-cell office:value-type="float" office:value="122589" table:style-name="ce20">
            <text:p>122,589</text:p>
          </table:table-cell>
          <table:table-cell office:value-type="float" office:value="63976" table:style-name="ce20">
            <text:p>63,976</text:p>
          </table:table-cell>
          <table:table-cell office:value-type="float" office:value="58613" table:style-name="ce20">
            <text:p>58,613</text:p>
          </table:table-cell>
          <table:table-cell office:value-type="float" office:value="4.9619140945171596" table:style-name="ce21">
            <text:p>4.96</text:p>
          </table:table-cell>
          <table:table-cell office:value-type="float" office:value="2053186" table:style-name="ce20">
            <text:p>2,053,186</text:p>
          </table:table-cell>
          <table:table-cell office:value-type="float" office:value="959172" table:style-name="ce20">
            <text:p>959,172</text:p>
          </table:table-cell>
          <table:table-cell office:value-type="float" office:value="1094014" table:style-name="ce20">
            <text:p>1,094,014</text:p>
          </table:table-cell>
          <table:table-cell office:value-type="float" office:value="83.104785519624997" table:style-name="ce21">
            <text:p>83.10</text:p>
          </table:table-cell>
          <table:table-cell office:value-type="float" office:value="500892" table:style-name="ce20">
            <text:p>500,892</text:p>
          </table:table-cell>
          <table:table-cell office:value-type="float" office:value="221423" table:style-name="ce20">
            <text:p>221,423</text:p>
          </table:table-cell>
          <table:table-cell office:value-type="float" office:value="279469" table:style-name="ce20">
            <text:p>279,469</text:p>
          </table:table-cell>
          <table:table-cell office:value-type="float" office:value="20.274111662799182" table:style-name="ce21">
            <text:p>20.27</text:p>
          </table:table-cell>
          <table:table-cell table:style-name="ce2"/>
          <table:table-cell office:value-type="string" table:style-name="ce2">
            <text:p>總計</text:p>
          </table:table-cell>
          <table:table-cell office:value-type="string" table:style-name="ce2">
            <text:p>女</text:p>
          </table:table-cell>
          <table:table-cell office:value-type="float" office:value="404662" table:style-name="ce2">
            <text:p>404662</text:p>
          </table:table-cell>
          <table:table-cell office:value-type="float" office:value="603781" table:style-name="ce2">
            <text:p>603781</text:p>
          </table:table-cell>
          <table:table-cell office:value-type="float" office:value="1093544" table:style-name="ce2">
            <text:p>1093544</text:p>
          </table:table-cell>
          <table:table-cell office:value-type="float" office:value="1181286" table:style-name="ce2">
            <text:p>1181286</text:p>
          </table:table-cell>
          <table:table-cell office:value-type="float" office:value="571214" table:style-name="ce2">
            <text:p>571214</text:p>
          </table:table-cell>
          <table:table-cell table:number-columns-repeated="16344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62765" table:style-name="ce20">
            <text:p>2,262,765</text:p>
          </table:table-cell>
          <table:table-cell office:value-type="float" office:value="1119201" table:style-name="ce20">
            <text:p>1,119,201</text:p>
          </table:table-cell>
          <table:table-cell office:value-type="float" office:value="1143564" table:style-name="ce20">
            <text:p>1,143,564</text:p>
          </table:table-cell>
          <table:table-cell office:value-type="float" office:value="100900" table:style-name="ce20">
            <text:p>100,900</text:p>
          </table:table-cell>
          <table:table-cell office:value-type="float" office:value="52292" table:style-name="ce20">
            <text:p>52,292</text:p>
          </table:table-cell>
          <table:table-cell office:value-type="float" office:value="48608" table:style-name="ce20">
            <text:p>48,608</text:p>
          </table:table-cell>
          <table:table-cell office:value-type="float" office:value="4.4591462215475319" table:style-name="ce21">
            <text:p>4.46</text:p>
          </table:table-cell>
          <table:table-cell office:value-type="float" office:value="147380" table:style-name="ce20">
            <text:p>147,380</text:p>
          </table:table-cell>
          <table:table-cell office:value-type="float" office:value="76395" table:style-name="ce20">
            <text:p>76,395</text:p>
          </table:table-cell>
          <table:table-cell office:value-type="float" office:value="70985" table:style-name="ce20">
            <text:p>70,985</text:p>
          </table:table-cell>
          <table:table-cell office:value-type="float" office:value="6.5132702688966813" table:style-name="ce22">
            <text:p>6.51</text:p>
          </table:table-cell>
          <table:table-cell office:value-type="float" office:value="259248" table:style-name="ce20">
            <text:p>259,248</text:p>
          </table:table-cell>
          <table:table-cell office:value-type="float" office:value="134414" table:style-name="ce20">
            <text:p>134,414</text:p>
          </table:table-cell>
          <table:table-cell office:value-type="float" office:value="124834" table:style-name="ce20">
            <text:p>124,834</text:p>
          </table:table-cell>
          <table:table-cell office:value-type="float" office:value="11.457133197658617" table:style-name="ce21">
            <text:p>11.46</text:p>
          </table:table-cell>
          <table:table-cell office:value-type="float" office:value="278947" table:style-name="ce20">
            <text:p>278,947</text:p>
          </table:table-cell>
          <table:table-cell office:value-type="float" office:value="144752" table:style-name="ce20">
            <text:p>144,752</text:p>
          </table:table-cell>
          <table:table-cell office:value-type="float" office:value="134195" table:style-name="ce20">
            <text:p>134,195</text:p>
          </table:table-cell>
          <table:table-cell office:value-type="float" office:value="12.327705263250934" table:style-name="ce21">
            <text:p>12.33</text:p>
          </table:table-cell>
          <table:table-cell office:value-type="float" office:value="128681" table:style-name="ce20">
            <text:p>128,681</text:p>
          </table:table-cell>
          <table:table-cell office:value-type="float" office:value="67450" table:style-name="ce20">
            <text:p>67,450</text:p>
          </table:table-cell>
          <table:table-cell office:value-type="float" office:value="61231" table:style-name="ce20">
            <text:p>61,231</text:p>
          </table:table-cell>
          <table:table-cell office:value-type="float" office:value="5.6868919220511192" table:style-name="ce21">
            <text:p>5.69</text:p>
          </table:table-cell>
          <table:table-cell office:value-type="float" office:value="1826664" table:style-name="ce20">
            <text:p>1,826,664</text:p>
          </table:table-cell>
          <table:table-cell office:value-type="float" office:value="892071" table:style-name="ce20">
            <text:p>892,071</text:p>
          </table:table-cell>
          <table:table-cell office:value-type="float" office:value="934593" table:style-name="ce20">
            <text:p>934,593</text:p>
          </table:table-cell>
          <table:table-cell office:value-type="float" office:value="80.727075060821605" table:style-name="ce21">
            <text:p>80.73</text:p>
          </table:table-cell>
          <table:table-cell office:value-type="float" office:value="314433" table:style-name="ce20">
            <text:p>314,433</text:p>
          </table:table-cell>
          <table:table-cell office:value-type="float" office:value="142775" table:style-name="ce20">
            <text:p>142,775</text:p>
          </table:table-cell>
          <table:table-cell office:value-type="float" office:value="171658" table:style-name="ce20">
            <text:p>171,658</text:p>
          </table:table-cell>
          <table:table-cell office:value-type="float" office:value="13.895963566698267" table:style-name="ce21">
            <text:p>13.90</text:p>
          </table:table-cell>
          <table:table-cell table:style-name="ce2"/>
          <table:table-cell office:value-type="string" table:style-name="ce2">
            <text:p>新北市</text:p>
          </table:table-cell>
          <table:table-cell office:value-type="string" table:style-name="ce2">
            <text:p>計</text:p>
          </table:table-cell>
          <table:table-cell office:value-type="float" office:value="135569" table:style-name="ce2">
            <text:p>135569</text:p>
          </table:table-cell>
          <table:table-cell office:value-type="float" office:value="203539" table:style-name="ce2">
            <text:p>203539</text:p>
          </table:table-cell>
          <table:table-cell office:value-type="float" office:value="371640" table:style-name="ce2">
            <text:p>371640</text:p>
          </table:table-cell>
          <table:table-cell office:value-type="float" office:value="401033" table:style-name="ce2">
            <text:p>401033</text:p>
          </table:table-cell>
          <table:table-cell office:value-type="float" office:value="194748" table:style-name="ce2">
            <text:p>194748</text:p>
          </table:table-cell>
          <table:table-cell table:number-columns-repeated="16344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799312" table:style-name="ce20">
            <text:p>2,799,312</text:p>
          </table:table-cell>
          <table:table-cell office:value-type="float" office:value="1372698" table:style-name="ce20">
            <text:p>1,372,698</text:p>
          </table:table-cell>
          <table:table-cell office:value-type="float" office:value="1426614" table:style-name="ce20">
            <text:p>1,426,614</text:p>
          </table:table-cell>
          <table:table-cell office:value-type="float" office:value="111981" table:style-name="ce20">
            <text:p>111,981</text:p>
          </table:table-cell>
          <table:table-cell office:value-type="float" office:value="58076" table:style-name="ce20">
            <text:p>58,076</text:p>
          </table:table-cell>
          <table:table-cell office:value-type="float" office:value="53905" table:style-name="ce20">
            <text:p>53,905</text:p>
          </table:table-cell>
          <table:table-cell office:value-type="float" office:value="4.0003043605000084" table:style-name="ce21">
            <text:p>4.00</text:p>
          </table:table-cell>
          <table:table-cell office:value-type="float" office:value="169253" table:style-name="ce20">
            <text:p>169,253</text:p>
          </table:table-cell>
          <table:table-cell office:value-type="float" office:value="87870" table:style-name="ce20">
            <text:p>87,870</text:p>
          </table:table-cell>
          <table:table-cell office:value-type="float" office:value="81383" table:style-name="ce20">
            <text:p>81,383</text:p>
          </table:table-cell>
          <table:table-cell office:value-type="float" office:value="6.0462356464731331" table:style-name="ce22">
            <text:p>6.05</text:p>
          </table:table-cell>
          <table:table-cell office:value-type="float" office:value="306308" table:style-name="ce20">
            <text:p>306,308</text:p>
          </table:table-cell>
          <table:table-cell office:value-type="float" office:value="158909" table:style-name="ce20">
            <text:p>158,909</text:p>
          </table:table-cell>
          <table:table-cell office:value-type="float" office:value="147399" table:style-name="ce20">
            <text:p>147,399</text:p>
          </table:table-cell>
          <table:table-cell office:value-type="float" office:value="10.942260098195558" table:style-name="ce21">
            <text:p>10.94</text:p>
          </table:table-cell>
          <table:table-cell office:value-type="float" office:value="330352" table:style-name="ce20">
            <text:p>330,352</text:p>
          </table:table-cell>
          <table:table-cell office:value-type="float" office:value="171480" table:style-name="ce20">
            <text:p>171,480</text:p>
          </table:table-cell>
          <table:table-cell office:value-type="float" office:value="158872" table:style-name="ce20">
            <text:p>158,872</text:p>
          </table:table-cell>
          <table:table-cell office:value-type="float" office:value="11.801185434135245" table:style-name="ce21">
            <text:p>11.80</text:p>
          </table:table-cell>
          <table:table-cell office:value-type="float" office:value="156570" table:style-name="ce20">
            <text:p>156,570</text:p>
          </table:table-cell>
          <table:table-cell office:value-type="float" office:value="81401" table:style-name="ce20">
            <text:p>81,401</text:p>
          </table:table-cell>
          <table:table-cell office:value-type="float" office:value="75169" table:style-name="ce20">
            <text:p>75,169</text:p>
          </table:table-cell>
          <table:table-cell office:value-type="float" office:value="5.5931600336082585" table:style-name="ce21">
            <text:p>5.59</text:p>
          </table:table-cell>
          <table:table-cell office:value-type="float" office:value="2278426" table:style-name="ce20">
            <text:p>2,278,426</text:p>
          </table:table-cell>
          <table:table-cell office:value-type="float" office:value="1102290" table:style-name="ce20">
            <text:p>1,102,290</text:p>
          </table:table-cell>
          <table:table-cell office:value-type="float" office:value="1176136" table:style-name="ce20">
            <text:p>1,176,136</text:p>
          </table:table-cell>
          <table:table-cell office:value-type="float" office:value="81.392356407574425" table:style-name="ce21">
            <text:p>81.39</text:p>
          </table:table-cell>
          <table:table-cell office:value-type="float" office:value="411607" table:style-name="ce20">
            <text:p>411,607</text:p>
          </table:table-cell>
          <table:table-cell office:value-type="float" office:value="186710" table:style-name="ce20">
            <text:p>186,710</text:p>
          </table:table-cell>
          <table:table-cell office:value-type="float" office:value="224897" table:style-name="ce20">
            <text:p>224,897</text:p>
          </table:table-cell>
          <table:table-cell office:value-type="float" office:value="14.703862949181797" table:style-name="ce21">
            <text:p>14.70</text:p>
          </table:table-cell>
          <table:table-cell table:style-name="ce2"/>
          <table:table-cell office:value-type="string" table:style-name="ce2">
            <text:p>新北市</text:p>
          </table:table-cell>
          <table:table-cell office:value-type="string" table:style-name="ce2">
            <text:p>男</text:p>
          </table:table-cell>
          <table:table-cell office:value-type="float" office:value="69931" table:style-name="ce2">
            <text:p>69931</text:p>
          </table:table-cell>
          <table:table-cell office:value-type="float" office:value="104923" table:style-name="ce2">
            <text:p>104923</text:p>
          </table:table-cell>
          <table:table-cell office:value-type="float" office:value="191898" table:style-name="ce2">
            <text:p>191898</text:p>
          </table:table-cell>
          <table:table-cell office:value-type="float" office:value="207242" table:style-name="ce2">
            <text:p>207242</text:p>
          </table:table-cell>
          <table:table-cell office:value-type="float" office:value="101684" table:style-name="ce2">
            <text:p>101684</text:p>
          </table:table-cell>
          <table:table-cell table:number-columns-repeated="16344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51483" table:style-name="ce20">
            <text:p>1,851,483</text:p>
          </table:table-cell>
          <table:table-cell office:value-type="float" office:value="921459" table:style-name="ce20">
            <text:p>921,459</text:p>
          </table:table-cell>
          <table:table-cell office:value-type="float" office:value="930024" table:style-name="ce20">
            <text:p>930,024</text:p>
          </table:table-cell>
          <table:table-cell office:value-type="float" office:value="60416" table:style-name="ce20">
            <text:p>60,416</text:p>
          </table:table-cell>
          <table:table-cell office:value-type="float" office:value="31448" table:style-name="ce20">
            <text:p>31,448</text:p>
          </table:table-cell>
          <table:table-cell office:value-type="float" office:value="28968" table:style-name="ce20">
            <text:p>28,968</text:p>
          </table:table-cell>
          <table:table-cell office:value-type="float" office:value="3.2631139470359707" table:style-name="ce21">
            <text:p>3.26</text:p>
          </table:table-cell>
          <table:table-cell office:value-type="float" office:value="92304" table:style-name="ce20">
            <text:p>92,304</text:p>
          </table:table-cell>
          <table:table-cell office:value-type="float" office:value="47993" table:style-name="ce20">
            <text:p>47,993</text:p>
          </table:table-cell>
          <table:table-cell office:value-type="float" office:value="44311" table:style-name="ce20">
            <text:p>44,311</text:p>
          </table:table-cell>
          <table:table-cell office:value-type="float" office:value="4.9854089937633779" table:style-name="ce22">
            <text:p>4.99</text:p>
          </table:table-cell>
          <table:table-cell office:value-type="float" office:value="171011" table:style-name="ce20">
            <text:p>171,011</text:p>
          </table:table-cell>
          <table:table-cell office:value-type="float" office:value="88727" table:style-name="ce20">
            <text:p>88,727</text:p>
          </table:table-cell>
          <table:table-cell office:value-type="float" office:value="82284" table:style-name="ce20">
            <text:p>82,284</text:p>
          </table:table-cell>
          <table:table-cell office:value-type="float" office:value="9.236433712866928" table:style-name="ce21">
            <text:p>9.24</text:p>
          </table:table-cell>
          <table:table-cell office:value-type="float" office:value="185063" table:style-name="ce20">
            <text:p>185,063</text:p>
          </table:table-cell>
          <table:table-cell office:value-type="float" office:value="96089" table:style-name="ce20">
            <text:p>96,089</text:p>
          </table:table-cell>
          <table:table-cell office:value-type="float" office:value="88974" table:style-name="ce20">
            <text:p>88,974</text:p>
          </table:table-cell>
          <table:table-cell office:value-type="float" office:value="9.9953928823543077" table:style-name="ce21">
            <text:p>10.00</text:p>
          </table:table-cell>
          <table:table-cell office:value-type="float" office:value="91767" table:style-name="ce20">
            <text:p>91,767</text:p>
          </table:table-cell>
          <table:table-cell office:value-type="float" office:value="47760" table:style-name="ce20">
            <text:p>47,760</text:p>
          </table:table-cell>
          <table:table-cell office:value-type="float" office:value="44007" table:style-name="ce20">
            <text:p>44,007</text:p>
          </table:table-cell>
          <table:table-cell office:value-type="float" office:value="4.9564052167910804" table:style-name="ce21">
            <text:p>4.96</text:p>
          </table:table-cell>
          <table:table-cell office:value-type="float" office:value="1554636" table:style-name="ce20">
            <text:p>1,554,636</text:p>
          </table:table-cell>
          <table:table-cell office:value-type="float" office:value="767156" table:style-name="ce20">
            <text:p>767,156</text:p>
          </table:table-cell>
          <table:table-cell office:value-type="float" office:value="787480" table:style-name="ce20">
            <text:p>787,480</text:p>
          </table:table-cell>
          <table:table-cell office:value-type="float" office:value="83.967068560715916" table:style-name="ce21">
            <text:p>83.97</text:p>
          </table:table-cell>
          <table:table-cell office:value-type="float" office:value="326657" table:style-name="ce20">
            <text:p>326,657</text:p>
          </table:table-cell>
          <table:table-cell office:value-type="float" office:value="150133" table:style-name="ce20">
            <text:p>150,133</text:p>
          </table:table-cell>
          <table:table-cell office:value-type="float" office:value="176524" table:style-name="ce20">
            <text:p>176,524</text:p>
          </table:table-cell>
          <table:table-cell office:value-type="float" office:value="17.642992131172686" table:style-name="ce21">
            <text:p>17.64</text:p>
          </table:table-cell>
          <table:table-cell table:style-name="ce2"/>
          <table:table-cell office:value-type="string" table:style-name="ce2">
            <text:p>新北市</text:p>
          </table:table-cell>
          <table:table-cell office:value-type="string" table:style-name="ce2">
            <text:p>女</text:p>
          </table:table-cell>
          <table:table-cell office:value-type="float" office:value="65638" table:style-name="ce2">
            <text:p>65638</text:p>
          </table:table-cell>
          <table:table-cell office:value-type="float" office:value="98616" table:style-name="ce2">
            <text:p>98616</text:p>
          </table:table-cell>
          <table:table-cell office:value-type="float" office:value="179742" table:style-name="ce2">
            <text:p>179742</text:p>
          </table:table-cell>
          <table:table-cell office:value-type="float" office:value="193791" table:style-name="ce2">
            <text:p>193791</text:p>
          </table:table-cell>
          <table:table-cell office:value-type="float" office:value="93064" table:style-name="ce2">
            <text:p>93064</text:p>
          </table:table-cell>
          <table:table-cell table:number-columns-repeated="16344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24134" table:style-name="ce20">
            <text:p>2,724,134</text:p>
          </table:table-cell>
          <table:table-cell office:value-type="float" office:value="1341766" table:style-name="ce20">
            <text:p>1,341,766</text:p>
          </table:table-cell>
          <table:table-cell office:value-type="float" office:value="1382368" table:style-name="ce20">
            <text:p>1,382,368</text:p>
          </table:table-cell>
          <table:table-cell office:value-type="float" office:value="93389" table:style-name="ce20">
            <text:p>93,389</text:p>
          </table:table-cell>
          <table:table-cell office:value-type="float" office:value="48412" table:style-name="ce20">
            <text:p>48,412</text:p>
          </table:table-cell>
          <table:table-cell office:value-type="float" office:value="44977" table:style-name="ce20">
            <text:p>44,977</text:p>
          </table:table-cell>
          <table:table-cell office:value-type="float" office:value="3.4282087445037579" table:style-name="ce21">
            <text:p>3.43</text:p>
          </table:table-cell>
          <table:table-cell office:value-type="float" office:value="138268" table:style-name="ce20">
            <text:p>138,268</text:p>
          </table:table-cell>
          <table:table-cell office:value-type="float" office:value="71674" table:style-name="ce20">
            <text:p>71,674</text:p>
          </table:table-cell>
          <table:table-cell office:value-type="float" office:value="66594" table:style-name="ce20">
            <text:p>66,594</text:p>
          </table:table-cell>
          <table:table-cell office:value-type="float" office:value="5.0756680838754624" table:style-name="ce22">
            <text:p>5.08</text:p>
          </table:table-cell>
          <table:table-cell office:value-type="float" office:value="248372" table:style-name="ce20">
            <text:p>248,372</text:p>
          </table:table-cell>
          <table:table-cell office:value-type="float" office:value="128725" table:style-name="ce20">
            <text:p>128,725</text:p>
          </table:table-cell>
          <table:table-cell office:value-type="float" office:value="119647" table:style-name="ce20">
            <text:p>119,647</text:p>
          </table:table-cell>
          <table:table-cell office:value-type="float" office:value="9.1174663214070968" table:style-name="ce21">
            <text:p>9.12</text:p>
          </table:table-cell>
          <table:table-cell office:value-type="float" office:value="268219" table:style-name="ce20">
            <text:p>268,219</text:p>
          </table:table-cell>
          <table:table-cell office:value-type="float" office:value="139014" table:style-name="ce20">
            <text:p>139,014</text:p>
          </table:table-cell>
          <table:table-cell office:value-type="float" office:value="129205" table:style-name="ce20">
            <text:p>129,205</text:p>
          </table:table-cell>
          <table:table-cell office:value-type="float" office:value="9.8460281322431271" table:style-name="ce21">
            <text:p>9.85</text:p>
          </table:table-cell>
          <table:table-cell office:value-type="float" office:value="133347" table:style-name="ce20">
            <text:p>133,347</text:p>
          </table:table-cell>
          <table:table-cell office:value-type="float" office:value="69397" table:style-name="ce20">
            <text:p>69,397</text:p>
          </table:table-cell>
          <table:table-cell office:value-type="float" office:value="63950" table:style-name="ce20">
            <text:p>63,950</text:p>
          </table:table-cell>
          <table:table-cell office:value-type="float" office:value="4.8950235194010281" table:style-name="ce21">
            <text:p>4.90</text:p>
          </table:table-cell>
          <table:table-cell office:value-type="float" office:value="2290997" table:style-name="ce20">
            <text:p>2,290,997</text:p>
          </table:table-cell>
          <table:table-cell office:value-type="float" office:value="1116802" table:style-name="ce20">
            <text:p>1,116,802</text:p>
          </table:table-cell>
          <table:table-cell office:value-type="float" office:value="1174195" table:style-name="ce20">
            <text:p>1,174,195</text:p>
          </table:table-cell>
          <table:table-cell office:value-type="float" office:value="84.100011232927613" table:style-name="ce21">
            <text:p>84.10</text:p>
          </table:table-cell>
          <table:table-cell office:value-type="float" office:value="487247" table:style-name="ce20">
            <text:p>487,247</text:p>
          </table:table-cell>
          <table:table-cell office:value-type="float" office:value="219491" table:style-name="ce20">
            <text:p>219,491</text:p>
          </table:table-cell>
          <table:table-cell office:value-type="float" office:value="267756" table:style-name="ce20">
            <text:p>267,756</text:p>
          </table:table-cell>
          <table:table-cell office:value-type="float" office:value="17.886308089102812" table:style-name="ce21">
            <text:p>17.89</text:p>
          </table:table-cell>
          <table:table-cell table:style-name="ce2"/>
          <table:table-cell office:value-type="string" table:style-name="ce2">
            <text:p>臺北市</text:p>
          </table:table-cell>
          <table:table-cell office:value-type="string" table:style-name="ce2">
            <text:p>計</text:p>
          </table:table-cell>
          <table:table-cell office:value-type="float" office:value="92646" table:style-name="ce2">
            <text:p>92646</text:p>
          </table:table-cell>
          <table:table-cell office:value-type="float" office:value="139264" table:style-name="ce2">
            <text:p>139264</text:p>
          </table:table-cell>
          <table:table-cell office:value-type="float" office:value="254011" table:style-name="ce2">
            <text:p>254011</text:p>
          </table:table-cell>
          <table:table-cell office:value-type="float" office:value="275151" table:style-name="ce2">
            <text:p>275151</text:p>
          </table:table-cell>
          <table:table-cell office:value-type="float" office:value="122589" table:style-name="ce2">
            <text:p>122589</text:p>
          </table:table-cell>
          <table:table-cell table:number-columns-repeated="16344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6960939" table:style-name="ce20">
            <text:p>6,960,939</text:p>
          </table:table-cell>
          <table:table-cell office:value-type="float" office:value="3535111" table:style-name="ce20">
            <text:p>3,535,111</text:p>
          </table:table-cell>
          <table:table-cell office:value-type="float" office:value="3425828" table:style-name="ce20">
            <text:p>3,425,828</text:p>
          </table:table-cell>
          <table:table-cell office:value-type="float" office:value="239930" table:style-name="ce20">
            <text:p>239,930</text:p>
          </table:table-cell>
          <table:table-cell office:value-type="float" office:value="124507" table:style-name="ce20">
            <text:p>124,507</text:p>
          </table:table-cell>
          <table:table-cell office:value-type="float" office:value="115423" table:style-name="ce20">
            <text:p>115,423</text:p>
          </table:table-cell>
          <table:table-cell office:value-type="float" office:value="3.4468050933932912" table:style-name="ce21">
            <text:p>3.45</text:p>
          </table:table-cell>
          <table:table-cell office:value-type="float" office:value="356315" table:style-name="ce20">
            <text:p>356,315</text:p>
          </table:table-cell>
          <table:table-cell office:value-type="float" office:value="184886" table:style-name="ce20">
            <text:p>184,886</text:p>
          </table:table-cell>
          <table:table-cell office:value-type="float" office:value="171429" table:style-name="ce20">
            <text:p>171,429</text:p>
          </table:table-cell>
          <table:table-cell office:value-type="float" office:value="5.1187777970759409" table:style-name="ce22">
            <text:p>5.12</text:p>
          </table:table-cell>
          <table:table-cell office:value-type="float" office:value="648199" table:style-name="ce20">
            <text:p>648,199</text:p>
          </table:table-cell>
          <table:table-cell office:value-type="float" office:value="336369" table:style-name="ce20">
            <text:p>336,369</text:p>
          </table:table-cell>
          <table:table-cell office:value-type="float" office:value="311830" table:style-name="ce20">
            <text:p>311,830</text:p>
          </table:table-cell>
          <table:table-cell office:value-type="float" office:value="9.3119477128013912" table:style-name="ce21">
            <text:p>9.31</text:p>
          </table:table-cell>
          <table:table-cell office:value-type="float" office:value="702869" table:style-name="ce20">
            <text:p>702,869</text:p>
          </table:table-cell>
          <table:table-cell office:value-type="float" office:value="364951" table:style-name="ce20">
            <text:p>364,951</text:p>
          </table:table-cell>
          <table:table-cell office:value-type="float" office:value="337918" table:style-name="ce20">
            <text:p>337,918</text:p>
          </table:table-cell>
          <table:table-cell office:value-type="float" office:value="10.097330259610091" table:style-name="ce21">
            <text:p>10.10</text:p>
          </table:table-cell>
          <table:table-cell office:value-type="float" office:value="362795" table:style-name="ce20">
            <text:p>362,795</text:p>
          </table:table-cell>
          <table:table-cell office:value-type="float" office:value="190131" table:style-name="ce20">
            <text:p>190,131</text:p>
          </table:table-cell>
          <table:table-cell office:value-type="float" office:value="172664" table:style-name="ce20">
            <text:p>172,664</text:p>
          </table:table-cell>
          <table:table-cell office:value-type="float" office:value="5.2118686861068602" table:style-name="ce21">
            <text:p>5.21</text:p>
          </table:table-cell>
          <table:table-cell office:value-type="float" office:value="5804207" table:style-name="ce20">
            <text:p>5,804,207</text:p>
          </table:table-cell>
          <table:table-cell office:value-type="float" office:value="2931818" table:style-name="ce20">
            <text:p>2,931,818</text:p>
          </table:table-cell>
          <table:table-cell office:value-type="float" office:value="2872389" table:style-name="ce20">
            <text:p>2,872,389</text:p>
          </table:table-cell>
          <table:table-cell office:value-type="float" office:value="83.38252928232815" table:style-name="ce21">
            <text:p>83.38</text:p>
          </table:table-cell>
          <table:table-cell office:value-type="float" office:value="1257163" table:style-name="ce20">
            <text:p>1,257,163</text:p>
          </table:table-cell>
          <table:table-cell office:value-type="float" office:value="581424" table:style-name="ce20">
            <text:p>581,424</text:p>
          </table:table-cell>
          <table:table-cell office:value-type="float" office:value="675739" table:style-name="ce20">
            <text:p>675,739</text:p>
          </table:table-cell>
          <table:table-cell office:value-type="float" office:value="18.060250204749675" table:style-name="ce21">
            <text:p>18.06</text:p>
          </table:table-cell>
          <table:table-cell table:style-name="ce2"/>
          <table:table-cell office:value-type="string" table:style-name="ce2">
            <text:p>臺北市</text:p>
          </table:table-cell>
          <table:table-cell office:value-type="string" table:style-name="ce2">
            <text:p>男</text:p>
          </table:table-cell>
          <table:table-cell office:value-type="float" office:value="47899" table:style-name="ce2">
            <text:p>47899</text:p>
          </table:table-cell>
          <table:table-cell office:value-type="float" office:value="72026" table:style-name="ce2">
            <text:p>72026</text:p>
          </table:table-cell>
          <table:table-cell office:value-type="float" office:value="131430" table:style-name="ce2">
            <text:p>131430</text:p>
          </table:table-cell>
          <table:table-cell office:value-type="float" office:value="142409" table:style-name="ce2">
            <text:p>142409</text:p>
          </table:table-cell>
          <table:table-cell office:value-type="float" office:value="63976" table:style-name="ce2">
            <text:p>63976</text:p>
          </table:table-cell>
          <table:table-cell table:number-columns-repeated="16344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48933" table:style-name="ce24">
            <text:p>448,933</text:p>
          </table:table-cell>
          <table:table-cell office:value-type="float" office:value="225937" table:style-name="ce24">
            <text:p>225,937</text:p>
          </table:table-cell>
          <table:table-cell office:value-type="float" office:value="222996" table:style-name="ce24">
            <text:p>222,996</text:p>
          </table:table-cell>
          <table:table-cell office:value-type="float" office:value="15078" table:style-name="ce24">
            <text:p>15,078</text:p>
          </table:table-cell>
          <table:table-cell office:value-type="float" office:value="7777" table:style-name="ce24">
            <text:p>7,777</text:p>
          </table:table-cell>
          <table:table-cell office:value-type="float" office:value="7301" table:style-name="ce24">
            <text:p>7,301</text:p>
          </table:table-cell>
          <table:table-cell office:value-type="float" office:value="3.3586303524133894" table:style-name="ce25">
            <text:p>3.36</text:p>
          </table:table-cell>
          <table:table-cell office:value-type="float" office:value="22533" table:style-name="ce24">
            <text:p>22,533</text:p>
          </table:table-cell>
          <table:table-cell office:value-type="float" office:value="11626" table:style-name="ce24">
            <text:p>11,626</text:p>
          </table:table-cell>
          <table:table-cell office:value-type="float" office:value="10907" table:style-name="ce24">
            <text:p>10,907</text:p>
          </table:table-cell>
          <table:table-cell office:value-type="float" office:value="5.0192344960161099" table:style-name="ce26">
            <text:p>5.02</text:p>
          </table:table-cell>
          <table:table-cell office:value-type="float" office:value="40839" table:style-name="ce24">
            <text:p>40,839</text:p>
          </table:table-cell>
          <table:table-cell office:value-type="float" office:value="21178" table:style-name="ce24">
            <text:p>21,178</text:p>
          </table:table-cell>
          <table:table-cell office:value-type="float" office:value="19661" table:style-name="ce24">
            <text:p>19,661</text:p>
          </table:table-cell>
          <table:table-cell office:value-type="float" office:value="9.0969031013536537" table:style-name="ce25">
            <text:p>9.10</text:p>
          </table:table-cell>
          <table:table-cell office:value-type="float" office:value="44272" table:style-name="ce24">
            <text:p>44,272</text:p>
          </table:table-cell>
          <table:table-cell office:value-type="float" office:value="22939" table:style-name="ce24">
            <text:p>22,939</text:p>
          </table:table-cell>
          <table:table-cell office:value-type="float" office:value="21333" table:style-name="ce24">
            <text:p>21,333</text:p>
          </table:table-cell>
          <table:table-cell office:value-type="float" office:value="9.8616051838470327" table:style-name="ce25">
            <text:p>9.86</text:p>
          </table:table-cell>
          <table:table-cell office:value-type="float" office:value="22632" table:style-name="ce24">
            <text:p>22,632</text:p>
          </table:table-cell>
          <table:table-cell office:value-type="float" office:value="11698" table:style-name="ce24">
            <text:p>11,698</text:p>
          </table:table-cell>
          <table:table-cell office:value-type="float" office:value="10934" table:style-name="ce24">
            <text:p>10,934</text:p>
          </table:table-cell>
          <table:table-cell office:value-type="float" office:value="5.0412867844422218" table:style-name="ce25">
            <text:p>5.04</text:p>
          </table:table-cell>
          <table:table-cell office:value-type="float" office:value="376470" table:style-name="ce24">
            <text:p>376,470</text:p>
          </table:table-cell>
          <table:table-cell office:value-type="float" office:value="188307" table:style-name="ce24">
            <text:p>188,307</text:p>
          </table:table-cell>
          <table:table-cell office:value-type="float" office:value="188163" table:style-name="ce24">
            <text:p>188,163</text:p>
          </table:table-cell>
          <table:table-cell office:value-type="float" office:value="83.858838624026305" table:style-name="ce25">
            <text:p>83.86</text:p>
          </table:table-cell>
          <table:table-cell office:value-type="float" office:value="82146" table:style-name="ce24">
            <text:p>82,146</text:p>
          </table:table-cell>
          <table:table-cell office:value-type="float" office:value="37999" table:style-name="ce24">
            <text:p>37,999</text:p>
          </table:table-cell>
          <table:table-cell office:value-type="float" office:value="44147" table:style-name="ce24">
            <text:p>44,147</text:p>
          </table:table-cell>
          <table:table-cell office:value-type="float" office:value="18.298053384358024" table:style-name="ce25">
            <text:p>18.30</text:p>
          </table:table-cell>
          <table:table-cell table:style-name="ce2"/>
          <table:table-cell office:value-type="string" table:style-name="ce2">
            <text:p>臺北市</text:p>
          </table:table-cell>
          <table:table-cell office:value-type="string" table:style-name="ce2">
            <text:p>女</text:p>
          </table:table-cell>
          <table:table-cell office:value-type="float" office:value="44747" table:style-name="ce2">
            <text:p>44747</text:p>
          </table:table-cell>
          <table:table-cell office:value-type="float" office:value="67238" table:style-name="ce2">
            <text:p>67238</text:p>
          </table:table-cell>
          <table:table-cell office:value-type="float" office:value="122581" table:style-name="ce2">
            <text:p>122581</text:p>
          </table:table-cell>
          <table:table-cell office:value-type="float" office:value="132742" table:style-name="ce2">
            <text:p>132742</text:p>
          </table:table-cell>
          <table:table-cell office:value-type="float" office:value="58613" table:style-name="ce2">
            <text:p>58613</text:p>
          </table:table-cell>
          <table:table-cell table:number-columns-repeated="16344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6027" table:style-name="ce24">
            <text:p>576,027</text:p>
          </table:table-cell>
          <table:table-cell office:value-type="float" office:value="293914" table:style-name="ce24">
            <text:p>293,914</text:p>
          </table:table-cell>
          <table:table-cell office:value-type="float" office:value="282113" table:style-name="ce24">
            <text:p>282,113</text:p>
          </table:table-cell>
          <table:table-cell office:value-type="float" office:value="26783" table:style-name="ce24">
            <text:p>26,783</text:p>
          </table:table-cell>
          <table:table-cell office:value-type="float" office:value="13888" table:style-name="ce24">
            <text:p>13,888</text:p>
          </table:table-cell>
          <table:table-cell office:value-type="float" office:value="12895" table:style-name="ce24">
            <text:p>12,895</text:p>
          </table:table-cell>
          <table:table-cell office:value-type="float" office:value="4.6496084384933338" table:style-name="ce25">
            <text:p>4.65</text:p>
          </table:table-cell>
          <table:table-cell office:value-type="float" office:value="40434" table:style-name="ce24">
            <text:p>40,434</text:p>
          </table:table-cell>
          <table:table-cell office:value-type="float" office:value="21024" table:style-name="ce24">
            <text:p>21,024</text:p>
          </table:table-cell>
          <table:table-cell office:value-type="float" office:value="19410" table:style-name="ce24">
            <text:p>19,410</text:p>
          </table:table-cell>
          <table:table-cell office:value-type="float" office:value="7.0194626293559157" table:style-name="ce26">
            <text:p>7.02</text:p>
          </table:table-cell>
          <table:table-cell office:value-type="float" office:value="73500" table:style-name="ce24">
            <text:p>73,500</text:p>
          </table:table-cell>
          <table:table-cell office:value-type="float" office:value="38004" table:style-name="ce24">
            <text:p>38,004</text:p>
          </table:table-cell>
          <table:table-cell office:value-type="float" office:value="35496" table:style-name="ce24">
            <text:p>35,496</text:p>
          </table:table-cell>
          <table:table-cell office:value-type="float" office:value="12.759818550172128" table:style-name="ce25">
            <text:p>12.76</text:p>
          </table:table-cell>
          <table:table-cell office:value-type="float" office:value="79266" table:style-name="ce24">
            <text:p>79,266</text:p>
          </table:table-cell>
          <table:table-cell office:value-type="float" office:value="41038" table:style-name="ce24">
            <text:p>41,038</text:p>
          </table:table-cell>
          <table:table-cell office:value-type="float" office:value="38228" table:style-name="ce24">
            <text:p>38,228</text:p>
          </table:table-cell>
          <table:table-cell office:value-type="float" office:value="13.76081329521012" table:style-name="ce25">
            <text:p>13.76</text:p>
          </table:table-cell>
          <table:table-cell office:value-type="float" office:value="35983" table:style-name="ce24">
            <text:p>35,983</text:p>
          </table:table-cell>
          <table:table-cell office:value-type="float" office:value="18893" table:style-name="ce24">
            <text:p>18,893</text:p>
          </table:table-cell>
          <table:table-cell office:value-type="float" office:value="17090" table:style-name="ce24">
            <text:p>17,090</text:p>
          </table:table-cell>
          <table:table-cell office:value-type="float" office:value="6.2467557944332475" table:style-name="ce25">
            <text:p>6.25</text:p>
          </table:table-cell>
          <table:table-cell office:value-type="float" office:value="453840" table:style-name="ce24">
            <text:p>453,840</text:p>
          </table:table-cell>
          <table:table-cell office:value-type="float" office:value="230396" table:style-name="ce24">
            <text:p>230,396</text:p>
          </table:table-cell>
          <table:table-cell office:value-type="float" office:value="223444" table:style-name="ce24">
            <text:p>223,444</text:p>
          </table:table-cell>
          <table:table-cell office:value-type="float" office:value="78.787973480409761" table:style-name="ce25">
            <text:p>78.79</text:p>
          </table:table-cell>
          <table:table-cell office:value-type="float" office:value="77721" table:style-name="ce24">
            <text:p>77,721</text:p>
          </table:table-cell>
          <table:table-cell office:value-type="float" office:value="37036" table:style-name="ce24">
            <text:p>37,036</text:p>
          </table:table-cell>
          <table:table-cell office:value-type="float" office:value="40685" table:style-name="ce24">
            <text:p>40,685</text:p>
          </table:table-cell>
          <table:table-cell office:value-type="float" office:value="13.4925967011963" table:style-name="ce25">
            <text:p>13.49</text:p>
          </table:table-cell>
          <table:table-cell table:style-name="ce2"/>
          <table:table-cell office:value-type="string" table:style-name="ce2">
            <text:p>桃園市</text:p>
          </table:table-cell>
          <table:table-cell office:value-type="string" table:style-name="ce2">
            <text:p>計</text:p>
          </table:table-cell>
          <table:table-cell office:value-type="float" office:value="100900" table:style-name="ce2">
            <text:p>100900</text:p>
          </table:table-cell>
          <table:table-cell office:value-type="float" office:value="147380" table:style-name="ce2">
            <text:p>147380</text:p>
          </table:table-cell>
          <table:table-cell office:value-type="float" office:value="259248" table:style-name="ce2">
            <text:p>259248</text:p>
          </table:table-cell>
          <table:table-cell office:value-type="float" office:value="278947" table:style-name="ce2">
            <text:p>278947</text:p>
          </table:table-cell>
          <table:table-cell office:value-type="float" office:value="128681" table:style-name="ce2">
            <text:p>128681</text:p>
          </table:table-cell>
          <table:table-cell table:number-columns-repeated="16344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35414" table:style-name="ce24">
            <text:p>535,414</text:p>
          </table:table-cell>
          <table:table-cell office:value-type="float" office:value="275885" table:style-name="ce24">
            <text:p>275,885</text:p>
          </table:table-cell>
          <table:table-cell office:value-type="float" office:value="259529" table:style-name="ce24">
            <text:p>259,529</text:p>
          </table:table-cell>
          <table:table-cell office:value-type="float" office:value="16152" table:style-name="ce24">
            <text:p>16,152</text:p>
          </table:table-cell>
          <table:table-cell office:value-type="float" office:value="8345" table:style-name="ce24">
            <text:p>8,345</text:p>
          </table:table-cell>
          <table:table-cell office:value-type="float" office:value="7807" table:style-name="ce24">
            <text:p>7,807</text:p>
          </table:table-cell>
          <table:table-cell office:value-type="float" office:value="3.0167309782710201" table:style-name="ce25">
            <text:p>3.02</text:p>
          </table:table-cell>
          <table:table-cell office:value-type="float" office:value="25492" table:style-name="ce24">
            <text:p>25,492</text:p>
          </table:table-cell>
          <table:table-cell office:value-type="float" office:value="13201" table:style-name="ce24">
            <text:p>13,201</text:p>
          </table:table-cell>
          <table:table-cell office:value-type="float" office:value="12291" table:style-name="ce24">
            <text:p>12,291</text:p>
          </table:table-cell>
          <table:table-cell office:value-type="float" office:value="4.7611754642202113" table:style-name="ce26">
            <text:p>4.76</text:p>
          </table:table-cell>
          <table:table-cell office:value-type="float" office:value="49532" table:style-name="ce24">
            <text:p>49,532</text:p>
          </table:table-cell>
          <table:table-cell office:value-type="float" office:value="25520" table:style-name="ce24">
            <text:p>25,520</text:p>
          </table:table-cell>
          <table:table-cell office:value-type="float" office:value="24012" table:style-name="ce24">
            <text:p>24,012</text:p>
          </table:table-cell>
          <table:table-cell office:value-type="float" office:value="9.2511589162778716" table:style-name="ce25">
            <text:p>9.25</text:p>
          </table:table-cell>
          <table:table-cell office:value-type="float" office:value="53770" table:style-name="ce24">
            <text:p>53,770</text:p>
          </table:table-cell>
          <table:table-cell office:value-type="float" office:value="27740" table:style-name="ce24">
            <text:p>27,740</text:p>
          </table:table-cell>
          <table:table-cell office:value-type="float" office:value="26030" table:style-name="ce24">
            <text:p>26,030</text:p>
          </table:table-cell>
          <table:table-cell office:value-type="float" office:value="10.042695932493361" table:style-name="ce25">
            <text:p>10.04</text:p>
          </table:table-cell>
          <table:table-cell office:value-type="float" office:value="28496" table:style-name="ce24">
            <text:p>28,496</text:p>
          </table:table-cell>
          <table:table-cell office:value-type="float" office:value="14969" table:style-name="ce24">
            <text:p>14,969</text:p>
          </table:table-cell>
          <table:table-cell office:value-type="float" office:value="13527" table:style-name="ce24">
            <text:p>13,527</text:p>
          </table:table-cell>
          <table:table-cell office:value-type="float" office:value="5.3222366243691797" table:style-name="ce25">
            <text:p>5.32</text:p>
          </table:table-cell>
          <table:table-cell office:value-type="float" office:value="445941" table:style-name="ce24">
            <text:p>445,941</text:p>
          </table:table-cell>
          <table:table-cell office:value-type="float" office:value="229140" table:style-name="ce24">
            <text:p>229,140</text:p>
          </table:table-cell>
          <table:table-cell office:value-type="float" office:value="216801" table:style-name="ce24">
            <text:p>216,801</text:p>
          </table:table-cell>
          <table:table-cell office:value-type="float" office:value="83.289006264311354" table:style-name="ce25">
            <text:p>83.29</text:p>
          </table:table-cell>
          <table:table-cell office:value-type="float" office:value="96660" table:style-name="ce24">
            <text:p>96,660</text:p>
          </table:table-cell>
          <table:table-cell office:value-type="float" office:value="45907" table:style-name="ce24">
            <text:p>45,907</text:p>
          </table:table-cell>
          <table:table-cell office:value-type="float" office:value="50753" table:style-name="ce24">
            <text:p>50,753</text:p>
          </table:table-cell>
          <table:table-cell office:value-type="float" office:value="18.053319487349974" table:style-name="ce25">
            <text:p>18.05</text:p>
          </table:table-cell>
          <table:table-cell table:style-name="ce2"/>
          <table:table-cell office:value-type="string" table:style-name="ce2">
            <text:p>桃園市</text:p>
          </table:table-cell>
          <table:table-cell office:value-type="string" table:style-name="ce2">
            <text:p>男</text:p>
          </table:table-cell>
          <table:table-cell office:value-type="float" office:value="52292" table:style-name="ce2">
            <text:p>52292</text:p>
          </table:table-cell>
          <table:table-cell office:value-type="float" office:value="76395" table:style-name="ce2">
            <text:p>76395</text:p>
          </table:table-cell>
          <table:table-cell office:value-type="float" office:value="134414" table:style-name="ce2">
            <text:p>134414</text:p>
          </table:table-cell>
          <table:table-cell office:value-type="float" office:value="144752" table:style-name="ce2">
            <text:p>144752</text:p>
          </table:table-cell>
          <table:table-cell office:value-type="float" office:value="67450" table:style-name="ce2">
            <text:p>67450</text:p>
          </table:table-cell>
          <table:table-cell table:number-columns-repeated="16344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47683" table:style-name="ce24">
            <text:p>1,247,683</text:p>
          </table:table-cell>
          <table:table-cell office:value-type="float" office:value="633111" table:style-name="ce24">
            <text:p>633,111</text:p>
          </table:table-cell>
          <table:table-cell office:value-type="float" office:value="614572" table:style-name="ce24">
            <text:p>614,572</text:p>
          </table:table-cell>
          <table:table-cell office:value-type="float" office:value="49074" table:style-name="ce24">
            <text:p>49,074</text:p>
          </table:table-cell>
          <table:table-cell office:value-type="float" office:value="25436" table:style-name="ce24">
            <text:p>25,436</text:p>
          </table:table-cell>
          <table:table-cell office:value-type="float" office:value="23638" table:style-name="ce24">
            <text:p>23,638</text:p>
          </table:table-cell>
          <table:table-cell office:value-type="float" office:value="3.9332105991666153" table:style-name="ce25">
            <text:p>3.93</text:p>
          </table:table-cell>
          <table:table-cell office:value-type="float" office:value="70070" table:style-name="ce24">
            <text:p>70,070</text:p>
          </table:table-cell>
          <table:table-cell office:value-type="float" office:value="36346" table:style-name="ce24">
            <text:p>36,346</text:p>
          </table:table-cell>
          <table:table-cell office:value-type="float" office:value="33724" table:style-name="ce24">
            <text:p>33,724</text:p>
          </table:table-cell>
          <table:table-cell office:value-type="float" office:value="5.6160098358316981" table:style-name="ce26">
            <text:p>5.62</text:p>
          </table:table-cell>
          <table:table-cell office:value-type="float" office:value="122107" table:style-name="ce24">
            <text:p>122,107</text:p>
          </table:table-cell>
          <table:table-cell office:value-type="float" office:value="63479" table:style-name="ce24">
            <text:p>63,479</text:p>
          </table:table-cell>
          <table:table-cell office:value-type="float" office:value="58628" table:style-name="ce24">
            <text:p>58,628</text:p>
          </table:table-cell>
          <table:table-cell office:value-type="float" office:value="9.7867006282845885" table:style-name="ce25">
            <text:p>9.79</text:p>
          </table:table-cell>
          <table:table-cell office:value-type="float" office:value="131968" table:style-name="ce24">
            <text:p>131,968</text:p>
          </table:table-cell>
          <table:table-cell office:value-type="float" office:value="68645" table:style-name="ce24">
            <text:p>68,645</text:p>
          </table:table-cell>
          <table:table-cell office:value-type="float" office:value="63323" table:style-name="ce24">
            <text:p>63,323</text:p>
          </table:table-cell>
          <table:table-cell office:value-type="float" office:value="10.577045611745932" table:style-name="ce25">
            <text:p>10.58</text:p>
          </table:table-cell>
          <table:table-cell office:value-type="float" office:value="66236" table:style-name="ce24">
            <text:p>66,236</text:p>
          </table:table-cell>
          <table:table-cell office:value-type="float" office:value="34907" table:style-name="ce24">
            <text:p>34,907</text:p>
          </table:table-cell>
          <table:table-cell office:value-type="float" office:value="31329" table:style-name="ce24">
            <text:p>31,329</text:p>
          </table:table-cell>
          <table:table-cell office:value-type="float" office:value="5.3087202438439896" table:style-name="ce25">
            <text:p>5.31</text:p>
          </table:table-cell>
          <table:table-cell office:value-type="float" office:value="1032281" table:style-name="ce24">
            <text:p>1,032,281</text:p>
          </table:table-cell>
          <table:table-cell office:value-type="float" office:value="520454" table:style-name="ce24">
            <text:p>520,454</text:p>
          </table:table-cell>
          <table:table-cell office:value-type="float" office:value="511827" table:style-name="ce24">
            <text:p>511,827</text:p>
          </table:table-cell>
          <table:table-cell office:value-type="float" office:value="82.735839151451131" table:style-name="ce25">
            <text:p>82.74</text:p>
          </table:table-cell>
          <table:table-cell office:value-type="float" office:value="220926" table:style-name="ce24">
            <text:p>220,926</text:p>
          </table:table-cell>
          <table:table-cell office:value-type="float" office:value="102096" table:style-name="ce24">
            <text:p>102,096</text:p>
          </table:table-cell>
          <table:table-cell office:value-type="float" office:value="118830" table:style-name="ce24">
            <text:p>118,830</text:p>
          </table:table-cell>
          <table:table-cell office:value-type="float" office:value="17.706901512643835" table:style-name="ce25">
            <text:p>17.71</text:p>
          </table:table-cell>
          <table:table-cell table:style-name="ce2"/>
          <table:table-cell office:value-type="string" table:style-name="ce2">
            <text:p>桃園市</text:p>
          </table:table-cell>
          <table:table-cell office:value-type="string" table:style-name="ce2">
            <text:p>女</text:p>
          </table:table-cell>
          <table:table-cell office:value-type="float" office:value="48608" table:style-name="ce2">
            <text:p>48608</text:p>
          </table:table-cell>
          <table:table-cell office:value-type="float" office:value="70985" table:style-name="ce2">
            <text:p>70985</text:p>
          </table:table-cell>
          <table:table-cell office:value-type="float" office:value="124834" table:style-name="ce2">
            <text:p>124834</text:p>
          </table:table-cell>
          <table:table-cell office:value-type="float" office:value="134195" table:style-name="ce2">
            <text:p>134195</text:p>
          </table:table-cell>
          <table:table-cell office:value-type="float" office:value="61231" table:style-name="ce2">
            <text:p>61231</text:p>
          </table:table-cell>
          <table:table-cell table:number-columns-repeated="16344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1670" table:style-name="ce24">
            <text:p>481,670</text:p>
          </table:table-cell>
          <table:table-cell office:value-type="float" office:value="245879" table:style-name="ce24">
            <text:p>245,879</text:p>
          </table:table-cell>
          <table:table-cell office:value-type="float" office:value="235791" table:style-name="ce24">
            <text:p>235,791</text:p>
          </table:table-cell>
          <table:table-cell office:value-type="float" office:value="14326" table:style-name="ce24">
            <text:p>14,326</text:p>
          </table:table-cell>
          <table:table-cell office:value-type="float" office:value="7539" table:style-name="ce24">
            <text:p>7,539</text:p>
          </table:table-cell>
          <table:table-cell office:value-type="float" office:value="6787" table:style-name="ce24">
            <text:p>6,787</text:p>
          </table:table-cell>
          <table:table-cell office:value-type="float" office:value="2.9742354724188758" table:style-name="ce25">
            <text:p>2.97</text:p>
          </table:table-cell>
          <table:table-cell office:value-type="float" office:value="21432" table:style-name="ce24">
            <text:p>21,432</text:p>
          </table:table-cell>
          <table:table-cell office:value-type="float" office:value="11232" table:style-name="ce24">
            <text:p>11,232</text:p>
          </table:table-cell>
          <table:table-cell office:value-type="float" office:value="10200" table:style-name="ce24">
            <text:p>10,200</text:p>
          </table:table-cell>
          <table:table-cell office:value-type="float" office:value="4.4495193804887165" table:style-name="ce26">
            <text:p>4.45</text:p>
          </table:table-cell>
          <table:table-cell office:value-type="float" office:value="39374" table:style-name="ce24">
            <text:p>39,374</text:p>
          </table:table-cell>
          <table:table-cell office:value-type="float" office:value="20545" table:style-name="ce24">
            <text:p>20,545</text:p>
          </table:table-cell>
          <table:table-cell office:value-type="float" office:value="18829" table:style-name="ce24">
            <text:p>18,829</text:p>
          </table:table-cell>
          <table:table-cell office:value-type="float" office:value="8.174476301202068" table:style-name="ce25">
            <text:p>8.17</text:p>
          </table:table-cell>
          <table:table-cell office:value-type="float" office:value="42761" table:style-name="ce24">
            <text:p>42,761</text:p>
          </table:table-cell>
          <table:table-cell office:value-type="float" office:value="22331" table:style-name="ce24">
            <text:p>22,331</text:p>
          </table:table-cell>
          <table:table-cell office:value-type="float" office:value="20430" table:style-name="ce24">
            <text:p>20,430</text:p>
          </table:table-cell>
          <table:table-cell office:value-type="float" office:value="8.8776548259181602" table:style-name="ce25">
            <text:p>8.88</text:p>
          </table:table-cell>
          <table:table-cell office:value-type="float" office:value="23535" table:style-name="ce24">
            <text:p>23,535</text:p>
          </table:table-cell>
          <table:table-cell office:value-type="float" office:value="12210" table:style-name="ce24">
            <text:p>12,210</text:p>
          </table:table-cell>
          <table:table-cell office:value-type="float" office:value="11325" table:style-name="ce24">
            <text:p>11,325</text:p>
          </table:table-cell>
          <table:table-cell office:value-type="float" office:value="4.8861253555338724" table:style-name="ce25">
            <text:p>4.89</text:p>
          </table:table-cell>
          <table:table-cell office:value-type="float" office:value="408857" table:style-name="ce24">
            <text:p>408,857</text:p>
          </table:table-cell>
          <table:table-cell office:value-type="float" office:value="207987" table:style-name="ce24">
            <text:p>207,987</text:p>
          </table:table-cell>
          <table:table-cell office:value-type="float" office:value="200870" table:style-name="ce24">
            <text:p>200,870</text:p>
          </table:table-cell>
          <table:table-cell office:value-type="float" office:value="84.883218801253975" table:style-name="ce25">
            <text:p>84.88</text:p>
          </table:table-cell>
          <table:table-cell office:value-type="float" office:value="95302" table:style-name="ce24">
            <text:p>95,302</text:p>
          </table:table-cell>
          <table:table-cell office:value-type="float" office:value="44811" table:style-name="ce24">
            <text:p>44,811</text:p>
          </table:table-cell>
          <table:table-cell office:value-type="float" office:value="50491" table:style-name="ce24">
            <text:p>50,491</text:p>
          </table:table-cell>
          <table:table-cell office:value-type="float" office:value="19.785745427367285" table:style-name="ce25">
            <text:p>19.79</text:p>
          </table:table-cell>
          <table:table-cell table:style-name="ce2"/>
          <table:table-cell office:value-type="string" table:style-name="ce2">
            <text:p>臺中市</text:p>
          </table:table-cell>
          <table:table-cell office:value-type="string" table:style-name="ce2">
            <text:p>計</text:p>
          </table:table-cell>
          <table:table-cell office:value-type="float" office:value="111981" table:style-name="ce2">
            <text:p>111981</text:p>
          </table:table-cell>
          <table:table-cell office:value-type="float" office:value="169253" table:style-name="ce2">
            <text:p>169253</text:p>
          </table:table-cell>
          <table:table-cell office:value-type="float" office:value="306308" table:style-name="ce2">
            <text:p>306308</text:p>
          </table:table-cell>
          <table:table-cell office:value-type="float" office:value="330352" table:style-name="ce2">
            <text:p>330352</text:p>
          </table:table-cell>
          <table:table-cell office:value-type="float" office:value="156570" table:style-name="ce2">
            <text:p>156570</text:p>
          </table:table-cell>
          <table:table-cell table:number-columns-repeated="16344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66425" table:style-name="ce24">
            <text:p>666,425</text:p>
          </table:table-cell>
          <table:table-cell office:value-type="float" office:value="344212" table:style-name="ce24">
            <text:p>344,212</text:p>
          </table:table-cell>
          <table:table-cell office:value-type="float" office:value="322213" table:style-name="ce24">
            <text:p>322,213</text:p>
          </table:table-cell>
          <table:table-cell office:value-type="float" office:value="20281" table:style-name="ce24">
            <text:p>20,281</text:p>
          </table:table-cell>
          <table:table-cell office:value-type="float" office:value="10513" table:style-name="ce24">
            <text:p>10,513</text:p>
          </table:table-cell>
          <table:table-cell office:value-type="float" office:value="9768" table:style-name="ce24">
            <text:p>9,768</text:p>
          </table:table-cell>
          <table:table-cell office:value-type="float" office:value="3.043253179277488" table:style-name="ce25">
            <text:p>3.04</text:p>
          </table:table-cell>
          <table:table-cell office:value-type="float" office:value="29890" table:style-name="ce24">
            <text:p>29,890</text:p>
          </table:table-cell>
          <table:table-cell office:value-type="float" office:value="15459" table:style-name="ce24">
            <text:p>15,459</text:p>
          </table:table-cell>
          <table:table-cell office:value-type="float" office:value="14431" table:style-name="ce24">
            <text:p>14,431</text:p>
          </table:table-cell>
          <table:table-cell office:value-type="float" office:value="4.4851258581235696" table:style-name="ce26">
            <text:p>4.49</text:p>
          </table:table-cell>
          <table:table-cell office:value-type="float" office:value="55125" table:style-name="ce24">
            <text:p>55,125</text:p>
          </table:table-cell>
          <table:table-cell office:value-type="float" office:value="28517" table:style-name="ce24">
            <text:p>28,517</text:p>
          </table:table-cell>
          <table:table-cell office:value-type="float" office:value="26608" table:style-name="ce24">
            <text:p>26,608</text:p>
          </table:table-cell>
          <table:table-cell office:value-type="float" office:value="8.2717485088344525" table:style-name="ce25">
            <text:p>8.27</text:p>
          </table:table-cell>
          <table:table-cell office:value-type="float" office:value="60221" table:style-name="ce24">
            <text:p>60,221</text:p>
          </table:table-cell>
          <table:table-cell office:value-type="float" office:value="31140" table:style-name="ce24">
            <text:p>31,140</text:p>
          </table:table-cell>
          <table:table-cell office:value-type="float" office:value="29081" table:style-name="ce24">
            <text:p>29,081</text:p>
          </table:table-cell>
          <table:table-cell office:value-type="float" office:value="9.036425704317816" table:style-name="ce25">
            <text:p>9.04</text:p>
          </table:table-cell>
          <table:table-cell office:value-type="float" office:value="34589" table:style-name="ce24">
            <text:p>34,589</text:p>
          </table:table-cell>
          <table:table-cell office:value-type="float" office:value="18112" table:style-name="ce24">
            <text:p>18,112</text:p>
          </table:table-cell>
          <table:table-cell office:value-type="float" office:value="16477" table:style-name="ce24">
            <text:p>16,477</text:p>
          </table:table-cell>
          <table:table-cell office:value-type="float" office:value="5.1902314589038525" table:style-name="ce25">
            <text:p>5.19</text:p>
          </table:table-cell>
          <table:table-cell office:value-type="float" office:value="562349" table:style-name="ce24">
            <text:p>562,349</text:p>
          </table:table-cell>
          <table:table-cell office:value-type="float" office:value="289953" table:style-name="ce24">
            <text:p>289,953</text:p>
          </table:table-cell>
          <table:table-cell office:value-type="float" office:value="272396" table:style-name="ce24">
            <text:p>272,396</text:p>
          </table:table-cell>
          <table:table-cell office:value-type="float" office:value="84.382938815320557" table:style-name="ce25">
            <text:p>84.38</text:p>
          </table:table-cell>
          <table:table-cell office:value-type="float" office:value="132941" table:style-name="ce24">
            <text:p>132,941</text:p>
          </table:table-cell>
          <table:table-cell office:value-type="float" office:value="61233" table:style-name="ce24">
            <text:p>61,233</text:p>
          </table:table-cell>
          <table:table-cell office:value-type="float" office:value="71708" table:style-name="ce24">
            <text:p>71,708</text:p>
          </table:table-cell>
          <table:table-cell office:value-type="float" office:value="19.948381288216979" table:style-name="ce25">
            <text:p>19.95</text:p>
          </table:table-cell>
          <table:table-cell table:style-name="ce2"/>
          <table:table-cell office:value-type="string" table:style-name="ce2">
            <text:p>臺中市</text:p>
          </table:table-cell>
          <table:table-cell office:value-type="string" table:style-name="ce2">
            <text:p>男</text:p>
          </table:table-cell>
          <table:table-cell office:value-type="float" office:value="58076" table:style-name="ce2">
            <text:p>58076</text:p>
          </table:table-cell>
          <table:table-cell office:value-type="float" office:value="87870" table:style-name="ce2">
            <text:p>87870</text:p>
          </table:table-cell>
          <table:table-cell office:value-type="float" office:value="158909" table:style-name="ce2">
            <text:p>158909</text:p>
          </table:table-cell>
          <table:table-cell office:value-type="float" office:value="171480" table:style-name="ce2">
            <text:p>171480</text:p>
          </table:table-cell>
          <table:table-cell office:value-type="float" office:value="81401" table:style-name="ce2">
            <text:p>81401</text:p>
          </table:table-cell>
          <table:table-cell table:number-columns-repeated="16344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0423" table:style-name="ce24">
            <text:p>490,423</text:p>
          </table:table-cell>
          <table:table-cell office:value-type="float" office:value="254266" table:style-name="ce24">
            <text:p>254,266</text:p>
          </table:table-cell>
          <table:table-cell office:value-type="float" office:value="236157" table:style-name="ce24">
            <text:p>236,157</text:p>
          </table:table-cell>
          <table:table-cell office:value-type="float" office:value="12761" table:style-name="ce24">
            <text:p>12,761</text:p>
          </table:table-cell>
          <table:table-cell office:value-type="float" office:value="6522" table:style-name="ce24">
            <text:p>6,522</text:p>
          </table:table-cell>
          <table:table-cell office:value-type="float" office:value="6239" table:style-name="ce24">
            <text:p>6,239</text:p>
          </table:table-cell>
          <table:table-cell office:value-type="float" office:value="2.6020394638913755" table:style-name="ce25">
            <text:p>2.60</text:p>
          </table:table-cell>
          <table:table-cell office:value-type="float" office:value="18456" table:style-name="ce24">
            <text:p>18,456</text:p>
          </table:table-cell>
          <table:table-cell office:value-type="float" office:value="9507" table:style-name="ce24">
            <text:p>9,507</text:p>
          </table:table-cell>
          <table:table-cell office:value-type="float" office:value="8949" table:style-name="ce24">
            <text:p>8,949</text:p>
          </table:table-cell>
          <table:table-cell office:value-type="float" office:value="3.7632819015421384" table:style-name="ce26">
            <text:p>3.76</text:p>
          </table:table-cell>
          <table:table-cell office:value-type="float" office:value="33079" table:style-name="ce24">
            <text:p>33,079</text:p>
          </table:table-cell>
          <table:table-cell office:value-type="float" office:value="17060" table:style-name="ce24">
            <text:p>17,060</text:p>
          </table:table-cell>
          <table:table-cell office:value-type="float" office:value="16019" table:style-name="ce24">
            <text:p>16,019</text:p>
          </table:table-cell>
          <table:table-cell office:value-type="float" office:value="6.7449936075591879" table:style-name="ce25">
            <text:p>6.74</text:p>
          </table:table-cell>
          <table:table-cell office:value-type="float" office:value="35933" table:style-name="ce24">
            <text:p>35,933</text:p>
          </table:table-cell>
          <table:table-cell office:value-type="float" office:value="18604" table:style-name="ce24">
            <text:p>18,604</text:p>
          </table:table-cell>
          <table:table-cell office:value-type="float" office:value="17329" table:style-name="ce24">
            <text:p>17,329</text:p>
          </table:table-cell>
          <table:table-cell office:value-type="float" office:value="7.3269402128366732" table:style-name="ce25">
            <text:p>7.33</text:p>
          </table:table-cell>
          <table:table-cell office:value-type="float" office:value="21718" table:style-name="ce24">
            <text:p>21,718</text:p>
          </table:table-cell>
          <table:table-cell office:value-type="float" office:value="11464" table:style-name="ce24">
            <text:p>11,464</text:p>
          </table:table-cell>
          <table:table-cell office:value-type="float" office:value="10254" table:style-name="ce24">
            <text:p>10,254</text:p>
          </table:table-cell>
          <table:table-cell office:value-type="float" office:value="4.428421994890126" table:style-name="ce25">
            <text:p>4.43</text:p>
          </table:table-cell>
          <table:table-cell office:value-type="float" office:value="425472" table:style-name="ce24">
            <text:p>425,472</text:p>
          </table:table-cell>
          <table:table-cell office:value-type="float" office:value="220414" table:style-name="ce24">
            <text:p>220,414</text:p>
          </table:table-cell>
          <table:table-cell office:value-type="float" office:value="205058" table:style-name="ce24">
            <text:p>205,058</text:p>
          </table:table-cell>
          <table:table-cell office:value-type="float" office:value="86.756126853756854" table:style-name="ce25">
            <text:p>86.76</text:p>
          </table:table-cell>
          <table:table-cell office:value-type="float" office:value="105000" table:style-name="ce24">
            <text:p>105,000</text:p>
          </table:table-cell>
          <table:table-cell office:value-type="float" office:value="49062" table:style-name="ce24">
            <text:p>49,062</text:p>
          </table:table-cell>
          <table:table-cell office:value-type="float" office:value="55938" table:style-name="ce24">
            <text:p>55,938</text:p>
          </table:table-cell>
          <table:table-cell office:value-type="float" office:value="21.410088841673414" table:style-name="ce25">
            <text:p>21.41</text:p>
          </table:table-cell>
          <table:table-cell table:style-name="ce2"/>
          <table:table-cell office:value-type="string" table:style-name="ce2">
            <text:p>臺中市</text:p>
          </table:table-cell>
          <table:table-cell office:value-type="string" table:style-name="ce2">
            <text:p>女</text:p>
          </table:table-cell>
          <table:table-cell office:value-type="float" office:value="53905" table:style-name="ce2">
            <text:p>53905</text:p>
          </table:table-cell>
          <table:table-cell office:value-type="float" office:value="81383" table:style-name="ce2">
            <text:p>81383</text:p>
          </table:table-cell>
          <table:table-cell office:value-type="float" office:value="147399" table:style-name="ce2">
            <text:p>147399</text:p>
          </table:table-cell>
          <table:table-cell office:value-type="float" office:value="158872" table:style-name="ce2">
            <text:p>158872</text:p>
          </table:table-cell>
          <table:table-cell office:value-type="float" office:value="75169" table:style-name="ce2">
            <text:p>75169</text:p>
          </table:table-cell>
          <table:table-cell table:number-columns-repeated="16344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01201" table:style-name="ce24">
            <text:p>801,201</text:p>
          </table:table-cell>
          <table:table-cell office:value-type="float" office:value="407706" table:style-name="ce24">
            <text:p>407,706</text:p>
          </table:table-cell>
          <table:table-cell office:value-type="float" office:value="393495" table:style-name="ce24">
            <text:p>393,495</text:p>
          </table:table-cell>
          <table:table-cell office:value-type="float" office:value="23560" table:style-name="ce24">
            <text:p>23,560</text:p>
          </table:table-cell>
          <table:table-cell office:value-type="float" office:value="12187" table:style-name="ce24">
            <text:p>12,187</text:p>
          </table:table-cell>
          <table:table-cell office:value-type="float" office:value="11373" table:style-name="ce24">
            <text:p>11,373</text:p>
          </table:table-cell>
          <table:table-cell office:value-type="float" office:value="2.9405854460990439" table:style-name="ce25">
            <text:p>2.94</text:p>
          </table:table-cell>
          <table:table-cell office:value-type="float" office:value="35250" table:style-name="ce24">
            <text:p>35,250</text:p>
          </table:table-cell>
          <table:table-cell office:value-type="float" office:value="18353" table:style-name="ce24">
            <text:p>18,353</text:p>
          </table:table-cell>
          <table:table-cell office:value-type="float" office:value="16897" table:style-name="ce24">
            <text:p>16,897</text:p>
          </table:table-cell>
          <table:table-cell office:value-type="float" office:value="4.3996450328943668" table:style-name="ce26">
            <text:p>4.40</text:p>
          </table:table-cell>
          <table:table-cell office:value-type="float" office:value="64251" table:style-name="ce24">
            <text:p>64,251</text:p>
          </table:table-cell>
          <table:table-cell office:value-type="float" office:value="33443" table:style-name="ce24">
            <text:p>33,443</text:p>
          </table:table-cell>
          <table:table-cell office:value-type="float" office:value="30808" table:style-name="ce24">
            <text:p>30,808</text:p>
          </table:table-cell>
          <table:table-cell office:value-type="float" office:value="8.019335971872227" table:style-name="ce25">
            <text:p>8.02</text:p>
          </table:table-cell>
          <table:table-cell office:value-type="float" office:value="69691" table:style-name="ce24">
            <text:p>69,691</text:p>
          </table:table-cell>
          <table:table-cell office:value-type="float" office:value="36285" table:style-name="ce24">
            <text:p>36,285</text:p>
          </table:table-cell>
          <table:table-cell office:value-type="float" office:value="33406" table:style-name="ce24">
            <text:p>33,406</text:p>
          </table:table-cell>
          <table:table-cell office:value-type="float" office:value="8.698316652125996" table:style-name="ce25">
            <text:p>8.70</text:p>
          </table:table-cell>
          <table:table-cell office:value-type="float" office:value="37327" table:style-name="ce24">
            <text:p>37,327</text:p>
          </table:table-cell>
          <table:table-cell office:value-type="float" office:value="19532" table:style-name="ce24">
            <text:p>19,532</text:p>
          </table:table-cell>
          <table:table-cell office:value-type="float" office:value="17795" table:style-name="ce24">
            <text:p>17,795</text:p>
          </table:table-cell>
          <table:table-cell office:value-type="float" office:value="4.6588808551162568" table:style-name="ce25">
            <text:p>4.66</text:p>
          </table:table-cell>
          <table:table-cell office:value-type="float" office:value="683738" table:style-name="ce24">
            <text:p>683,738</text:p>
          </table:table-cell>
          <table:table-cell office:value-type="float" office:value="346437" table:style-name="ce24">
            <text:p>346,437</text:p>
          </table:table-cell>
          <table:table-cell office:value-type="float" office:value="337301" table:style-name="ce24">
            <text:p>337,301</text:p>
          </table:table-cell>
          <table:table-cell office:value-type="float" office:value="85.339134624145501" table:style-name="ce25">
            <text:p>85.34</text:p>
          </table:table-cell>
          <table:table-cell office:value-type="float" office:value="152912" table:style-name="ce24">
            <text:p>152,912</text:p>
          </table:table-cell>
          <table:table-cell office:value-type="float" office:value="71201" table:style-name="ce24">
            <text:p>71,201</text:p>
          </table:table-cell>
          <table:table-cell office:value-type="float" office:value="81711" table:style-name="ce24">
            <text:p>81,711</text:p>
          </table:table-cell>
          <table:table-cell office:value-type="float" office:value="19.085348121133151" table:style-name="ce25">
            <text:p>19.09</text:p>
          </table:table-cell>
          <table:table-cell table:style-name="ce2"/>
          <table:table-cell office:value-type="string" table:style-name="ce2">
            <text:p>臺南市</text:p>
          </table:table-cell>
          <table:table-cell office:value-type="string" table:style-name="ce2">
            <text:p>計</text:p>
          </table:table-cell>
          <table:table-cell office:value-type="float" office:value="60416" table:style-name="ce2">
            <text:p>60416</text:p>
          </table:table-cell>
          <table:table-cell office:value-type="float" office:value="92304" table:style-name="ce2">
            <text:p>92304</text:p>
          </table:table-cell>
          <table:table-cell office:value-type="float" office:value="171011" table:style-name="ce2">
            <text:p>171011</text:p>
          </table:table-cell>
          <table:table-cell office:value-type="float" office:value="185063" table:style-name="ce2">
            <text:p>185063</text:p>
          </table:table-cell>
          <table:table-cell office:value-type="float" office:value="91767" table:style-name="ce2">
            <text:p>91767</text:p>
          </table:table-cell>
          <table:table-cell table:number-columns-repeated="16344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2924" table:style-name="ce24">
            <text:p>212,924</text:p>
          </table:table-cell>
          <table:table-cell office:value-type="float" office:value="109096" table:style-name="ce24">
            <text:p>109,096</text:p>
          </table:table-cell>
          <table:table-cell office:value-type="float" office:value="103828" table:style-name="ce24">
            <text:p>103,828</text:p>
          </table:table-cell>
          <table:table-cell office:value-type="float" office:value="7111" table:style-name="ce24">
            <text:p>7,111</text:p>
          </table:table-cell>
          <table:table-cell office:value-type="float" office:value="3743" table:style-name="ce24">
            <text:p>3,743</text:p>
          </table:table-cell>
          <table:table-cell office:value-type="float" office:value="3368" table:style-name="ce24">
            <text:p>3,368</text:p>
          </table:table-cell>
          <table:table-cell office:value-type="float" office:value="3.3396892788037045" table:style-name="ce25">
            <text:p>3.34</text:p>
          </table:table-cell>
          <table:table-cell office:value-type="float" office:value="10417" table:style-name="ce24">
            <text:p>10,417</text:p>
          </table:table-cell>
          <table:table-cell office:value-type="float" office:value="5448" table:style-name="ce24">
            <text:p>5,448</text:p>
          </table:table-cell>
          <table:table-cell office:value-type="float" office:value="4969" table:style-name="ce24">
            <text:p>4,969</text:p>
          </table:table-cell>
          <table:table-cell office:value-type="float" office:value="4.8923559579944014" table:style-name="ce26">
            <text:p>4.89</text:p>
          </table:table-cell>
          <table:table-cell office:value-type="float" office:value="18739" table:style-name="ce24">
            <text:p>18,739</text:p>
          </table:table-cell>
          <table:table-cell office:value-type="float" office:value="9807" table:style-name="ce24">
            <text:p>9,807</text:p>
          </table:table-cell>
          <table:table-cell office:value-type="float" office:value="8932" table:style-name="ce24">
            <text:p>8,932</text:p>
          </table:table-cell>
          <table:table-cell office:value-type="float" office:value="8.8007927711296041" table:style-name="ce25">
            <text:p>8.80</text:p>
          </table:table-cell>
          <table:table-cell office:value-type="float" office:value="20279" table:style-name="ce24">
            <text:p>20,279</text:p>
          </table:table-cell>
          <table:table-cell office:value-type="float" office:value="10586" table:style-name="ce24">
            <text:p>10,586</text:p>
          </table:table-cell>
          <table:table-cell office:value-type="float" office:value="9693" table:style-name="ce24">
            <text:p>9,693</text:p>
          </table:table-cell>
          <table:table-cell office:value-type="float" office:value="9.5240555315511628" table:style-name="ce25">
            <text:p>9.52</text:p>
          </table:table-cell>
          <table:table-cell office:value-type="float" office:value="10836" table:style-name="ce24">
            <text:p>10,836</text:p>
          </table:table-cell>
          <table:table-cell office:value-type="float" office:value="5718" table:style-name="ce24">
            <text:p>5,718</text:p>
          </table:table-cell>
          <table:table-cell office:value-type="float" office:value="5118" table:style-name="ce24">
            <text:p>5,118</text:p>
          </table:table-cell>
          <table:table-cell office:value-type="float" office:value="5.0891397869662418" table:style-name="ce25">
            <text:p>5.09</text:p>
          </table:table-cell>
          <table:table-cell office:value-type="float" office:value="178949" table:style-name="ce24">
            <text:p>178,949</text:p>
          </table:table-cell>
          <table:table-cell office:value-type="float" office:value="91269" table:style-name="ce24">
            <text:p>91,269</text:p>
          </table:table-cell>
          <table:table-cell office:value-type="float" office:value="87680" table:style-name="ce24">
            <text:p>87,680</text:p>
          </table:table-cell>
          <table:table-cell office:value-type="float" office:value="84.043602412128266" table:style-name="ce25">
            <text:p>84.04</text:p>
          </table:table-cell>
          <table:table-cell office:value-type="float" office:value="39154" table:style-name="ce24">
            <text:p>39,154</text:p>
          </table:table-cell>
          <table:table-cell office:value-type="float" office:value="17759" table:style-name="ce24">
            <text:p>17,759</text:p>
          </table:table-cell>
          <table:table-cell office:value-type="float" office:value="21395" table:style-name="ce24">
            <text:p>21,395</text:p>
          </table:table-cell>
          <table:table-cell office:value-type="float" office:value="18.388720858146566" table:style-name="ce25">
            <text:p>18.39</text:p>
          </table:table-cell>
          <table:table-cell table:style-name="ce2"/>
          <table:table-cell office:value-type="string" table:style-name="ce2">
            <text:p>臺南市</text:p>
          </table:table-cell>
          <table:table-cell office:value-type="string" table:style-name="ce2">
            <text:p>男</text:p>
          </table:table-cell>
          <table:table-cell office:value-type="float" office:value="31448" table:style-name="ce2">
            <text:p>31448</text:p>
          </table:table-cell>
          <table:table-cell office:value-type="float" office:value="47993" table:style-name="ce2">
            <text:p>47993</text:p>
          </table:table-cell>
          <table:table-cell office:value-type="float" office:value="88727" table:style-name="ce2">
            <text:p>88727</text:p>
          </table:table-cell>
          <table:table-cell office:value-type="float" office:value="96089" table:style-name="ce2">
            <text:p>96089</text:p>
          </table:table-cell>
          <table:table-cell office:value-type="float" office:value="47760" table:style-name="ce2">
            <text:p>47760</text:p>
          </table:table-cell>
          <table:table-cell table:number-columns-repeated="16344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19351" table:style-name="ce24">
            <text:p>319,351</text:p>
          </table:table-cell>
          <table:table-cell office:value-type="float" office:value="161305" table:style-name="ce24">
            <text:p>161,305</text:p>
          </table:table-cell>
          <table:table-cell office:value-type="float" office:value="158046" table:style-name="ce24">
            <text:p>158,046</text:p>
          </table:table-cell>
          <table:table-cell office:value-type="float" office:value="10997" table:style-name="ce24">
            <text:p>10,997</text:p>
          </table:table-cell>
          <table:table-cell office:value-type="float" office:value="5744" table:style-name="ce24">
            <text:p>5,744</text:p>
          </table:table-cell>
          <table:table-cell office:value-type="float" office:value="5253" table:style-name="ce24">
            <text:p>5,253</text:p>
          </table:table-cell>
          <table:table-cell office:value-type="float" office:value="3.4435464426289566" table:style-name="ce25">
            <text:p>3.44</text:p>
          </table:table-cell>
          <table:table-cell office:value-type="float" office:value="16263" table:style-name="ce24">
            <text:p>16,263</text:p>
          </table:table-cell>
          <table:table-cell office:value-type="float" office:value="8484" table:style-name="ce24">
            <text:p>8,484</text:p>
          </table:table-cell>
          <table:table-cell office:value-type="float" office:value="7779" table:style-name="ce24">
            <text:p>7,779</text:p>
          </table:table-cell>
          <table:table-cell office:value-type="float" office:value="5.0925157585227536" table:style-name="ce26">
            <text:p>5.09</text:p>
          </table:table-cell>
          <table:table-cell office:value-type="float" office:value="29029" table:style-name="ce24">
            <text:p>29,029</text:p>
          </table:table-cell>
          <table:table-cell office:value-type="float" office:value="15210" table:style-name="ce24">
            <text:p>15,210</text:p>
          </table:table-cell>
          <table:table-cell office:value-type="float" office:value="13819" table:style-name="ce24">
            <text:p>13,819</text:p>
          </table:table-cell>
          <table:table-cell office:value-type="float" office:value="9.0899981525030462" table:style-name="ce25">
            <text:p>9.09</text:p>
          </table:table-cell>
          <table:table-cell office:value-type="float" office:value="31463" table:style-name="ce24">
            <text:p>31,463</text:p>
          </table:table-cell>
          <table:table-cell office:value-type="float" office:value="16496" table:style-name="ce24">
            <text:p>16,496</text:p>
          </table:table-cell>
          <table:table-cell office:value-type="float" office:value="14967" table:style-name="ce24">
            <text:p>14,967</text:p>
          </table:table-cell>
          <table:table-cell office:value-type="float" office:value="9.8521689301113824" table:style-name="ce25">
            <text:p>9.85</text:p>
          </table:table-cell>
          <table:table-cell office:value-type="float" office:value="15975" table:style-name="ce24">
            <text:p>15,975</text:p>
          </table:table-cell>
          <table:table-cell office:value-type="float" office:value="8367" table:style-name="ce24">
            <text:p>8,367</text:p>
          </table:table-cell>
          <table:table-cell office:value-type="float" office:value="7608" table:style-name="ce24">
            <text:p>7,608</text:p>
          </table:table-cell>
          <table:table-cell office:value-type="float" office:value="5.0023328563242329" table:style-name="ce25">
            <text:p>5.00</text:p>
          </table:table-cell>
          <table:table-cell office:value-type="float" office:value="267916" table:style-name="ce24">
            <text:p>267,916</text:p>
          </table:table-cell>
          <table:table-cell office:value-type="float" office:value="134326" table:style-name="ce24">
            <text:p>134,326</text:p>
          </table:table-cell>
          <table:table-cell office:value-type="float" office:value="133590" table:style-name="ce24">
            <text:p>133,590</text:p>
          </table:table-cell>
          <table:table-cell office:value-type="float" office:value="83.893897310482828" table:style-name="ce25">
            <text:p>83.89</text:p>
          </table:table-cell>
          <table:table-cell office:value-type="float" office:value="59568" table:style-name="ce24">
            <text:p>59,568</text:p>
          </table:table-cell>
          <table:table-cell office:value-type="float" office:value="27335" table:style-name="ce24">
            <text:p>27,335</text:p>
          </table:table-cell>
          <table:table-cell office:value-type="float" office:value="32233" table:style-name="ce24">
            <text:p>32,233</text:p>
          </table:table-cell>
          <table:table-cell office:value-type="float" office:value="18.652830271394173" table:style-name="ce25">
            <text:p>18.65</text:p>
          </table:table-cell>
          <table:table-cell table:style-name="ce2"/>
          <table:table-cell office:value-type="string" table:style-name="ce2">
            <text:p>臺南市</text:p>
          </table:table-cell>
          <table:table-cell office:value-type="string" table:style-name="ce2">
            <text:p>女</text:p>
          </table:table-cell>
          <table:table-cell office:value-type="float" office:value="28968" table:style-name="ce2">
            <text:p>28968</text:p>
          </table:table-cell>
          <table:table-cell office:value-type="float" office:value="44311" table:style-name="ce2">
            <text:p>44311</text:p>
          </table:table-cell>
          <table:table-cell office:value-type="float" office:value="82284" table:style-name="ce2">
            <text:p>82284</text:p>
          </table:table-cell>
          <table:table-cell office:value-type="float" office:value="88974" table:style-name="ce2">
            <text:p>88974</text:p>
          </table:table-cell>
          <table:table-cell office:value-type="float" office:value="44007" table:style-name="ce2">
            <text:p>44007</text:p>
          </table:table-cell>
          <table:table-cell table:number-columns-repeated="16344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6238" table:style-name="ce24">
            <text:p>106,238</text:p>
          </table:table-cell>
          <table:table-cell office:value-type="float" office:value="54588" table:style-name="ce24">
            <text:p>54,588</text:p>
          </table:table-cell>
          <table:table-cell office:value-type="float" office:value="51650" table:style-name="ce24">
            <text:p>51,650</text:p>
          </table:table-cell>
          <table:table-cell office:value-type="float" office:value="4123" table:style-name="ce24">
            <text:p>4,123</text:p>
          </table:table-cell>
          <table:table-cell office:value-type="float" office:value="2146" table:style-name="ce24">
            <text:p>2,146</text:p>
          </table:table-cell>
          <table:table-cell office:value-type="float" office:value="1977" table:style-name="ce24">
            <text:p>1,977</text:p>
          </table:table-cell>
          <table:table-cell office:value-type="float" office:value="3.8809089026525347" table:style-name="ce25">
            <text:p>3.88</text:p>
          </table:table-cell>
          <table:table-cell office:value-type="float" office:value="5513" table:style-name="ce24">
            <text:p>5,513</text:p>
          </table:table-cell>
          <table:table-cell office:value-type="float" office:value="2893" table:style-name="ce24">
            <text:p>2,893</text:p>
          </table:table-cell>
          <table:table-cell office:value-type="float" office:value="2620" table:style-name="ce24">
            <text:p>2,620</text:p>
          </table:table-cell>
          <table:table-cell office:value-type="float" office:value="5.1892919670927542" table:style-name="ce26">
            <text:p>5.19</text:p>
          </table:table-cell>
          <table:table-cell office:value-type="float" office:value="8730" table:style-name="ce24">
            <text:p>8,730</text:p>
          </table:table-cell>
          <table:table-cell office:value-type="float" office:value="4587" table:style-name="ce24">
            <text:p>4,587</text:p>
          </table:table-cell>
          <table:table-cell office:value-type="float" office:value="4143" table:style-name="ce24">
            <text:p>4,143</text:p>
          </table:table-cell>
          <table:table-cell office:value-type="float" office:value="8.2173986709087146" table:style-name="ce25">
            <text:p>8.22</text:p>
          </table:table-cell>
          <table:table-cell office:value-type="float" office:value="9348" table:style-name="ce24">
            <text:p>9,348</text:p>
          </table:table-cell>
          <table:table-cell office:value-type="float" office:value="4907" table:style-name="ce24">
            <text:p>4,907</text:p>
          </table:table-cell>
          <table:table-cell office:value-type="float" office:value="4441" table:style-name="ce24">
            <text:p>4,441</text:p>
          </table:table-cell>
          <table:table-cell office:value-type="float" office:value="8.7991114290555181" table:style-name="ce25">
            <text:p>8.80</text:p>
          </table:table-cell>
          <table:table-cell office:value-type="float" office:value="4229" table:style-name="ce24">
            <text:p>4,229</text:p>
          </table:table-cell>
          <table:table-cell office:value-type="float" office:value="2188" table:style-name="ce24">
            <text:p>2,188</text:p>
          </table:table-cell>
          <table:table-cell office:value-type="float" office:value="2041" table:style-name="ce24">
            <text:p>2,041</text:p>
          </table:table-cell>
          <table:table-cell office:value-type="float" office:value="3.9806848773508543" table:style-name="ce25">
            <text:p>3.98</text:p>
          </table:table-cell>
          <table:table-cell office:value-type="float" office:value="90851" table:style-name="ce24">
            <text:p>90,851</text:p>
          </table:table-cell>
          <table:table-cell office:value-type="float" office:value="46498" table:style-name="ce24">
            <text:p>46,498</text:p>
          </table:table-cell>
          <table:table-cell office:value-type="float" office:value="44353" table:style-name="ce24">
            <text:p>44,353</text:p>
          </table:table-cell>
          <table:table-cell office:value-type="float" office:value="85.516481861480827" table:style-name="ce25">
            <text:p>85.52</text:p>
          </table:table-cell>
          <table:table-cell office:value-type="float" office:value="19074" table:style-name="ce24">
            <text:p>19,074</text:p>
          </table:table-cell>
          <table:table-cell office:value-type="float" office:value="8904" table:style-name="ce24">
            <text:p>8,904</text:p>
          </table:table-cell>
          <table:table-cell office:value-type="float" office:value="10170" table:style-name="ce24">
            <text:p>10,170</text:p>
          </table:table-cell>
          <table:table-cell office:value-type="float" office:value="17.954027749016362" table:style-name="ce25">
            <text:p>17.95</text:p>
          </table:table-cell>
          <table:table-cell table:style-name="ce2"/>
          <table:table-cell office:value-type="string" table:style-name="ce2">
            <text:p>高雄市</text:p>
          </table:table-cell>
          <table:table-cell office:value-type="string" table:style-name="ce2">
            <text:p>計</text:p>
          </table:table-cell>
          <table:table-cell office:value-type="float" office:value="93389" table:style-name="ce2">
            <text:p>93389</text:p>
          </table:table-cell>
          <table:table-cell office:value-type="float" office:value="138268" table:style-name="ce2">
            <text:p>138268</text:p>
          </table:table-cell>
          <table:table-cell office:value-type="float" office:value="248372" table:style-name="ce2">
            <text:p>248372</text:p>
          </table:table-cell>
          <table:table-cell office:value-type="float" office:value="268219" table:style-name="ce2">
            <text:p>268219</text:p>
          </table:table-cell>
          <table:table-cell office:value-type="float" office:value="133347" table:style-name="ce2">
            <text:p>133347</text:p>
          </table:table-cell>
          <table:table-cell table:number-columns-repeated="16344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1320" table:style-name="ce24">
            <text:p>361,320</text:p>
          </table:table-cell>
          <table:table-cell office:value-type="float" office:value="180096" table:style-name="ce24">
            <text:p>180,096</text:p>
          </table:table-cell>
          <table:table-cell office:value-type="float" office:value="181224" table:style-name="ce24">
            <text:p>181,224</text:p>
          </table:table-cell>
          <table:table-cell office:value-type="float" office:value="10033" table:style-name="ce24">
            <text:p>10,033</text:p>
          </table:table-cell>
          <table:table-cell office:value-type="float" office:value="5280" table:style-name="ce24">
            <text:p>5,280</text:p>
          </table:table-cell>
          <table:table-cell office:value-type="float" office:value="4753" table:style-name="ce24">
            <text:p>4,753</text:p>
          </table:table-cell>
          <table:table-cell office:value-type="float" office:value="2.7767629801837708" table:style-name="ce25">
            <text:p>2.78</text:p>
          </table:table-cell>
          <table:table-cell office:value-type="float" office:value="15282" table:style-name="ce24">
            <text:p>15,282</text:p>
          </table:table-cell>
          <table:table-cell office:value-type="float" office:value="7956" table:style-name="ce24">
            <text:p>7,956</text:p>
          </table:table-cell>
          <table:table-cell office:value-type="float" office:value="7326" table:style-name="ce24">
            <text:p>7,326</text:p>
          </table:table-cell>
          <table:table-cell office:value-type="float" office:value="4.2294918631683824" table:style-name="ce26">
            <text:p>4.23</text:p>
          </table:table-cell>
          <table:table-cell office:value-type="float" office:value="28267" table:style-name="ce24">
            <text:p>28,267</text:p>
          </table:table-cell>
          <table:table-cell office:value-type="float" office:value="14639" table:style-name="ce24">
            <text:p>14,639</text:p>
          </table:table-cell>
          <table:table-cell office:value-type="float" office:value="13628" table:style-name="ce24">
            <text:p>13,628</text:p>
          </table:table-cell>
          <table:table-cell office:value-type="float" office:value="7.8232591608546436" table:style-name="ce25">
            <text:p>7.82</text:p>
          </table:table-cell>
          <table:table-cell office:value-type="float" office:value="30754" table:style-name="ce24">
            <text:p>30,754</text:p>
          </table:table-cell>
          <table:table-cell office:value-type="float" office:value="15929" table:style-name="ce24">
            <text:p>15,929</text:p>
          </table:table-cell>
          <table:table-cell office:value-type="float" office:value="14825" table:style-name="ce24">
            <text:p>14,825</text:p>
          </table:table-cell>
          <table:table-cell office:value-type="float" office:value="8.5115686925716822" table:style-name="ce25">
            <text:p>8.51</text:p>
          </table:table-cell>
          <table:table-cell office:value-type="float" office:value="16564" table:style-name="ce24">
            <text:p>16,564</text:p>
          </table:table-cell>
          <table:table-cell office:value-type="float" office:value="8634" table:style-name="ce24">
            <text:p>8,634</text:p>
          </table:table-cell>
          <table:table-cell office:value-type="float" office:value="7930" table:style-name="ce24">
            <text:p>7,930</text:p>
          </table:table-cell>
          <table:table-cell office:value-type="float" office:value="4.5843020037639768" table:style-name="ce25">
            <text:p>4.58</text:p>
          </table:table-cell>
          <table:table-cell office:value-type="float" office:value="309937" table:style-name="ce24">
            <text:p>309,937</text:p>
          </table:table-cell>
          <table:table-cell office:value-type="float" office:value="153380" table:style-name="ce24">
            <text:p>153,380</text:p>
          </table:table-cell>
          <table:table-cell office:value-type="float" office:value="156557" table:style-name="ce24">
            <text:p>156,557</text:p>
          </table:table-cell>
          <table:table-cell office:value-type="float" office:value="85.779087789217314" table:style-name="ce25">
            <text:p>85.78</text:p>
          </table:table-cell>
          <table:table-cell office:value-type="float" office:value="68011" table:style-name="ce24">
            <text:p>68,011</text:p>
          </table:table-cell>
          <table:table-cell office:value-type="float" office:value="30655" table:style-name="ce24">
            <text:p>30,655</text:p>
          </table:table-cell>
          <table:table-cell office:value-type="float" office:value="37356" table:style-name="ce24">
            <text:p>37,356</text:p>
          </table:table-cell>
          <table:table-cell office:value-type="float" office:value="18.822927045278423" table:style-name="ce25">
            <text:p>18.82</text:p>
          </table:table-cell>
          <table:table-cell table:style-name="ce2"/>
          <table:table-cell office:value-type="string" table:style-name="ce2">
            <text:p>高雄市</text:p>
          </table:table-cell>
          <table:table-cell office:value-type="string" table:style-name="ce2">
            <text:p>男</text:p>
          </table:table-cell>
          <table:table-cell office:value-type="float" office:value="48412" table:style-name="ce2">
            <text:p>48412</text:p>
          </table:table-cell>
          <table:table-cell office:value-type="float" office:value="71674" table:style-name="ce2">
            <text:p>71674</text:p>
          </table:table-cell>
          <table:table-cell office:value-type="float" office:value="128725" table:style-name="ce2">
            <text:p>128725</text:p>
          </table:table-cell>
          <table:table-cell office:value-type="float" office:value="139014" table:style-name="ce2">
            <text:p>139014</text:p>
          </table:table-cell>
          <table:table-cell office:value-type="float" office:value="69397" table:style-name="ce2">
            <text:p>69397</text:p>
          </table:table-cell>
          <table:table-cell table:number-columns-repeated="16344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0347" table:style-name="ce24">
            <text:p>450,347</text:p>
          </table:table-cell>
          <table:table-cell office:value-type="float" office:value="222335" table:style-name="ce24">
            <text:p>222,335</text:p>
          </table:table-cell>
          <table:table-cell office:value-type="float" office:value="228012" table:style-name="ce24">
            <text:p>228,012</text:p>
          </table:table-cell>
          <table:table-cell office:value-type="float" office:value="20825" table:style-name="ce24">
            <text:p>20,825</text:p>
          </table:table-cell>
          <table:table-cell office:value-type="float" office:value="10825" table:style-name="ce24">
            <text:p>10,825</text:p>
          </table:table-cell>
          <table:table-cell office:value-type="float" office:value="10000" table:style-name="ce24">
            <text:p>10,000</text:p>
          </table:table-cell>
          <table:table-cell office:value-type="float" office:value="4.624211996527122" table:style-name="ce25">
            <text:p>4.62</text:p>
          </table:table-cell>
          <table:table-cell office:value-type="float" office:value="31588" table:style-name="ce24">
            <text:p>31,588</text:p>
          </table:table-cell>
          <table:table-cell office:value-type="float" office:value="16345" table:style-name="ce24">
            <text:p>16,345</text:p>
          </table:table-cell>
          <table:table-cell office:value-type="float" office:value="15243" table:style-name="ce24">
            <text:p>15,243</text:p>
          </table:table-cell>
          <table:table-cell office:value-type="float" office:value="7.0141468689699282" table:style-name="ce26">
            <text:p>7.01</text:p>
          </table:table-cell>
          <table:table-cell office:value-type="float" office:value="59393" table:style-name="ce24">
            <text:p>59,393</text:p>
          </table:table-cell>
          <table:table-cell office:value-type="float" office:value="30796" table:style-name="ce24">
            <text:p>30,796</text:p>
          </table:table-cell>
          <table:table-cell office:value-type="float" office:value="28597" table:style-name="ce24">
            <text:p>28,597</text:p>
          </table:table-cell>
          <table:table-cell office:value-type="float" office:value="13.188274819194975" table:style-name="ce25">
            <text:p>13.19</text:p>
          </table:table-cell>
          <table:table-cell office:value-type="float" office:value="64349" table:style-name="ce24">
            <text:p>64,349</text:p>
          </table:table-cell>
          <table:table-cell office:value-type="float" office:value="33391" table:style-name="ce24">
            <text:p>33,391</text:p>
          </table:table-cell>
          <table:table-cell office:value-type="float" office:value="30958" table:style-name="ce24">
            <text:p>30,958</text:p>
          </table:table-cell>
          <table:table-cell office:value-type="float" office:value="14.28875955651975" table:style-name="ce25">
            <text:p>14.29</text:p>
          </table:table-cell>
          <table:table-cell office:value-type="float" office:value="29243" table:style-name="ce24">
            <text:p>29,243</text:p>
          </table:table-cell>
          <table:table-cell office:value-type="float" office:value="15382" table:style-name="ce24">
            <text:p>15,382</text:p>
          </table:table-cell>
          <table:table-cell office:value-type="float" office:value="13861" table:style-name="ce24">
            <text:p>13,861</text:p>
          </table:table-cell>
          <table:table-cell office:value-type="float" office:value="6.4934372828063687" table:style-name="ce25">
            <text:p>6.49</text:p>
          </table:table-cell>
          <table:table-cell office:value-type="float" office:value="352102" table:style-name="ce24">
            <text:p>352,102</text:p>
          </table:table-cell>
          <table:table-cell office:value-type="float" office:value="171147" table:style-name="ce24">
            <text:p>171,147</text:p>
          </table:table-cell>
          <table:table-cell office:value-type="float" office:value="180955" table:style-name="ce24">
            <text:p>180,955</text:p>
          </table:table-cell>
          <table:table-cell office:value-type="float" office:value="78.18459987520734" table:style-name="ce25">
            <text:p>78.18</text:p>
          </table:table-cell>
          <table:table-cell office:value-type="float" office:value="62251" table:style-name="ce24">
            <text:p>62,251</text:p>
          </table:table-cell>
          <table:table-cell office:value-type="float" office:value="27440" table:style-name="ce24">
            <text:p>27,440</text:p>
          </table:table-cell>
          <table:table-cell office:value-type="float" office:value="34811" table:style-name="ce24">
            <text:p>34,811</text:p>
          </table:table-cell>
          <table:table-cell office:value-type="float" office:value="13.822896566425447" table:style-name="ce25">
            <text:p>13.82</text:p>
          </table:table-cell>
          <table:table-cell table:style-name="ce2"/>
          <table:table-cell office:value-type="string" table:style-name="ce2">
            <text:p>高雄市</text:p>
          </table:table-cell>
          <table:table-cell office:value-type="string" table:style-name="ce2">
            <text:p>女</text:p>
          </table:table-cell>
          <table:table-cell office:value-type="float" office:value="44977" table:style-name="ce2">
            <text:p>44977</text:p>
          </table:table-cell>
          <table:table-cell office:value-type="float" office:value="66594" table:style-name="ce2">
            <text:p>66594</text:p>
          </table:table-cell>
          <table:table-cell office:value-type="float" office:value="119647" table:style-name="ce2">
            <text:p>119647</text:p>
          </table:table-cell>
          <table:table-cell office:value-type="float" office:value="129205" table:style-name="ce2">
            <text:p>129205</text:p>
          </table:table-cell>
          <table:table-cell office:value-type="float" office:value="63950" table:style-name="ce2">
            <text:p>63950</text:p>
          </table:table-cell>
          <table:table-cell table:number-columns-repeated="16344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2983" table:style-name="ce24">
            <text:p>262,983</text:p>
          </table:table-cell>
          <table:table-cell office:value-type="float" office:value="126781" table:style-name="ce24">
            <text:p>126,781</text:p>
          </table:table-cell>
          <table:table-cell office:value-type="float" office:value="136202" table:style-name="ce24">
            <text:p>136,202</text:p>
          </table:table-cell>
          <table:table-cell office:value-type="float" office:value="8826" table:style-name="ce24">
            <text:p>8,826</text:p>
          </table:table-cell>
          <table:table-cell office:value-type="float" office:value="4562" table:style-name="ce24">
            <text:p>4,562</text:p>
          </table:table-cell>
          <table:table-cell office:value-type="float" office:value="4264" table:style-name="ce24">
            <text:p>4,264</text:p>
          </table:table-cell>
          <table:table-cell office:value-type="float" office:value="3.3561104710190395" table:style-name="ce25">
            <text:p>3.36</text:p>
          </table:table-cell>
          <table:table-cell office:value-type="float" office:value="13695" table:style-name="ce24">
            <text:p>13,695</text:p>
          </table:table-cell>
          <table:table-cell office:value-type="float" office:value="7012" table:style-name="ce24">
            <text:p>7,012</text:p>
          </table:table-cell>
          <table:table-cell office:value-type="float" office:value="6683" table:style-name="ce24">
            <text:p>6,683</text:p>
          </table:table-cell>
          <table:table-cell office:value-type="float" office:value="5.2075609450040501" table:style-name="ce26">
            <text:p>5.21</text:p>
          </table:table-cell>
          <table:table-cell office:value-type="float" office:value="26234" table:style-name="ce24">
            <text:p>26,234</text:p>
          </table:table-cell>
          <table:table-cell office:value-type="float" office:value="13584" table:style-name="ce24">
            <text:p>13,584</text:p>
          </table:table-cell>
          <table:table-cell office:value-type="float" office:value="12650" table:style-name="ce24">
            <text:p>12,650</text:p>
          </table:table-cell>
          <table:table-cell office:value-type="float" office:value="9.9755497503640918" table:style-name="ce25">
            <text:p>9.98</text:p>
          </table:table-cell>
          <table:table-cell office:value-type="float" office:value="28794" table:style-name="ce24">
            <text:p>28,794</text:p>
          </table:table-cell>
          <table:table-cell office:value-type="float" office:value="14920" table:style-name="ce24">
            <text:p>14,920</text:p>
          </table:table-cell>
          <table:table-cell office:value-type="float" office:value="13874" table:style-name="ce24">
            <text:p>13,874</text:p>
          </table:table-cell>
          <table:table-cell office:value-type="float" office:value="10.948996703208953" table:style-name="ce25">
            <text:p>10.95</text:p>
          </table:table-cell>
          <table:table-cell office:value-type="float" office:value="15432" table:style-name="ce24">
            <text:p>15,432</text:p>
          </table:table-cell>
          <table:table-cell office:value-type="float" office:value="8057" table:style-name="ce24">
            <text:p>8,057</text:p>
          </table:table-cell>
          <table:table-cell office:value-type="float" office:value="7375" table:style-name="ce24">
            <text:p>7,375</text:p>
          </table:table-cell>
          <table:table-cell office:value-type="float" office:value="5.8680599126179258" table:style-name="ce25">
            <text:p>5.87</text:p>
          </table:table-cell>
          <table:table-cell office:value-type="float" office:value="215504" table:style-name="ce24">
            <text:p>215,504</text:p>
          </table:table-cell>
          <table:table-cell office:value-type="float" office:value="102110" table:style-name="ce24">
            <text:p>102,110</text:p>
          </table:table-cell>
          <table:table-cell office:value-type="float" office:value="113394" table:style-name="ce24">
            <text:p>113,394</text:p>
          </table:table-cell>
          <table:table-cell office:value-type="float" office:value="81.945981299171436" table:style-name="ce25">
            <text:p>81.95</text:p>
          </table:table-cell>
          <table:table-cell office:value-type="float" office:value="45497" table:style-name="ce24">
            <text:p>45,497</text:p>
          </table:table-cell>
          <table:table-cell office:value-type="float" office:value="19986" table:style-name="ce24">
            <text:p>19,986</text:p>
          </table:table-cell>
          <table:table-cell office:value-type="float" office:value="25511" table:style-name="ce24">
            <text:p>25,511</text:p>
          </table:table-cell>
          <table:table-cell office:value-type="float" office:value="17.300357817805715" table:style-name="ce25">
            <text:p>17.30</text:p>
          </table:table-cell>
          <table:table-cell table:style-name="ce2"/>
          <table:table-cell office:value-type="string" table:style-name="ce2">
            <text:p>臺灣省</text:p>
          </table:table-cell>
          <table:table-cell office:value-type="string" table:style-name="ce2">
            <text:p>計</text:p>
          </table:table-cell>
          <table:table-cell office:value-type="float" office:value="239930" table:style-name="ce2">
            <text:p>239930</text:p>
          </table:table-cell>
          <table:table-cell office:value-type="float" office:value="356315" table:style-name="ce2">
            <text:p>356315</text:p>
          </table:table-cell>
          <table:table-cell office:value-type="float" office:value="648199" table:style-name="ce2">
            <text:p>648199</text:p>
          </table:table-cell>
          <table:table-cell office:value-type="float" office:value="702869" table:style-name="ce2">
            <text:p>702869</text:p>
          </table:table-cell>
          <table:table-cell office:value-type="float" office:value="362795" table:style-name="ce2">
            <text:p>362795</text:p>
          </table:table-cell>
          <table:table-cell table:number-columns-repeated="16344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4105" table:style-name="ce20">
            <text:p>154,105</text:p>
          </table:table-cell>
          <table:table-cell office:value-type="float" office:value="77677" table:style-name="ce20">
            <text:p>77,677</text:p>
          </table:table-cell>
          <table:table-cell office:value-type="float" office:value="76428" table:style-name="ce20">
            <text:p>76,428</text:p>
          </table:table-cell>
          <table:table-cell office:value-type="float" office:value="4949" table:style-name="ce20">
            <text:p>4,949</text:p>
          </table:table-cell>
          <table:table-cell office:value-type="float" office:value="2553" table:style-name="ce20">
            <text:p>2,553</text:p>
          </table:table-cell>
          <table:table-cell office:value-type="float" office:value="2396" table:style-name="ce20">
            <text:p>2,396</text:p>
          </table:table-cell>
          <table:table-cell office:value-type="float" office:value="3.2114467408585057" table:style-name="ce21">
            <text:p>3.21</text:p>
          </table:table-cell>
          <table:table-cell office:value-type="float" office:value="6699" table:style-name="ce20">
            <text:p>6,699</text:p>
          </table:table-cell>
          <table:table-cell office:value-type="float" office:value="3474" table:style-name="ce20">
            <text:p>3,474</text:p>
          </table:table-cell>
          <table:table-cell office:value-type="float" office:value="3225" table:style-name="ce20">
            <text:p>3,225</text:p>
          </table:table-cell>
          <table:table-cell office:value-type="float" office:value="4.3470361117419944" table:style-name="ce22">
            <text:p>4.35</text:p>
          </table:table-cell>
          <table:table-cell office:value-type="float" office:value="10916" table:style-name="ce20">
            <text:p>10,916</text:p>
          </table:table-cell>
          <table:table-cell office:value-type="float" office:value="5689" table:style-name="ce20">
            <text:p>5,689</text:p>
          </table:table-cell>
          <table:table-cell office:value-type="float" office:value="5227" table:style-name="ce20">
            <text:p>5,227</text:p>
          </table:table-cell>
          <table:table-cell office:value-type="float" office:value="7.0834820414652349" table:style-name="ce21">
            <text:p>7.08</text:p>
          </table:table-cell>
          <table:table-cell office:value-type="float" office:value="11655" table:style-name="ce20">
            <text:p>11,655</text:p>
          </table:table-cell>
          <table:table-cell office:value-type="float" office:value="6066" table:style-name="ce20">
            <text:p>6,066</text:p>
          </table:table-cell>
          <table:table-cell office:value-type="float" office:value="5589" table:style-name="ce20">
            <text:p>5,589</text:p>
          </table:table-cell>
          <table:table-cell office:value-type="float" office:value="7.5630252100840334" table:style-name="ce21">
            <text:p>7.56</text:p>
          </table:table-cell>
          <table:table-cell office:value-type="float" office:value="5301" table:style-name="ce20">
            <text:p>5,301</text:p>
          </table:table-cell>
          <table:table-cell office:value-type="float" office:value="2785" table:style-name="ce20">
            <text:p>2,785</text:p>
          </table:table-cell>
          <table:table-cell office:value-type="float" office:value="2516" table:style-name="ce20">
            <text:p>2,516</text:p>
          </table:table-cell>
          <table:table-cell office:value-type="float" office:value="3.4398624314590704" table:style-name="ce21">
            <text:p>3.44</text:p>
          </table:table-cell>
          <table:table-cell office:value-type="float" office:value="134715" table:style-name="ce20">
            <text:p>134,715</text:p>
          </table:table-cell>
          <table:table-cell office:value-type="float" office:value="67536" table:style-name="ce20">
            <text:p>67,536</text:p>
          </table:table-cell>
          <table:table-cell office:value-type="float" office:value="67179" table:style-name="ce20">
            <text:p>67,179</text:p>
          </table:table-cell>
          <table:table-cell office:value-type="float" office:value="87.417669770610956" table:style-name="ce21">
            <text:p>87.42</text:p>
          </table:table-cell>
          <table:table-cell office:value-type="float" office:value="24017" table:style-name="ce20">
            <text:p>24,017</text:p>
          </table:table-cell>
          <table:table-cell office:value-type="float" office:value="11610" table:style-name="ce20">
            <text:p>11,610</text:p>
          </table:table-cell>
          <table:table-cell office:value-type="float" office:value="12407" table:style-name="ce20">
            <text:p>12,407</text:p>
          </table:table-cell>
          <table:table-cell office:value-type="float" office:value="15.584828526004996" table:style-name="ce21">
            <text:p>15.58</text:p>
          </table:table-cell>
          <table:table-cell table:style-name="ce2"/>
          <table:table-cell office:value-type="string" table:style-name="ce2">
            <text:p>臺灣省</text:p>
          </table:table-cell>
          <table:table-cell office:value-type="string" table:style-name="ce2">
            <text:p>男</text:p>
          </table:table-cell>
          <table:table-cell office:value-type="float" office:value="124507" table:style-name="ce2">
            <text:p>124507</text:p>
          </table:table-cell>
          <table:table-cell office:value-type="float" office:value="184886" table:style-name="ce2">
            <text:p>184886</text:p>
          </table:table-cell>
          <table:table-cell office:value-type="float" office:value="336369" table:style-name="ce2">
            <text:p>336369</text:p>
          </table:table-cell>
          <table:table-cell office:value-type="float" office:value="364951" table:style-name="ce2">
            <text:p>364951</text:p>
          </table:table-cell>
          <table:table-cell office:value-type="float" office:value="190131" table:style-name="ce2">
            <text:p>190131</text:p>
          </table:table-cell>
          <table:table-cell table:number-columns-repeated="16344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0323" table:style-name="ce24">
            <text:p>140,323</text:p>
          </table:table-cell>
          <table:table-cell office:value-type="float" office:value="69687" table:style-name="ce24">
            <text:p>69,687</text:p>
          </table:table-cell>
          <table:table-cell office:value-type="float" office:value="70636" table:style-name="ce24">
            <text:p>70,636</text:p>
          </table:table-cell>
          <table:table-cell office:value-type="float" office:value="4415" table:style-name="ce24">
            <text:p>4,415</text:p>
          </table:table-cell>
          <table:table-cell office:value-type="float" office:value="2257" table:style-name="ce24">
            <text:p>2,257</text:p>
          </table:table-cell>
          <table:table-cell office:value-type="float" office:value="2158" table:style-name="ce24">
            <text:p>2,158</text:p>
          </table:table-cell>
          <table:table-cell office:value-type="float" office:value="3.146312436307662" table:style-name="ce25">
            <text:p>3.15</text:p>
          </table:table-cell>
          <table:table-cell office:value-type="float" office:value="5980" table:style-name="ce24">
            <text:p>5,980</text:p>
          </table:table-cell>
          <table:table-cell office:value-type="float" office:value="3069" table:style-name="ce24">
            <text:p>3,069</text:p>
          </table:table-cell>
          <table:table-cell office:value-type="float" office:value="2911" table:style-name="ce24">
            <text:p>2,911</text:p>
          </table:table-cell>
          <table:table-cell office:value-type="float" office:value="4.2615964595967872" table:style-name="ce26">
            <text:p>4.26</text:p>
          </table:table-cell>
          <table:table-cell office:value-type="float" office:value="9752" table:style-name="ce24">
            <text:p>9,752</text:p>
          </table:table-cell>
          <table:table-cell office:value-type="float" office:value="5060" table:style-name="ce24">
            <text:p>5,060</text:p>
          </table:table-cell>
          <table:table-cell office:value-type="float" office:value="4692" table:style-name="ce24">
            <text:p>4,692</text:p>
          </table:table-cell>
          <table:table-cell office:value-type="float" office:value="6.94968038026553" table:style-name="ce25">
            <text:p>6.95</text:p>
          </table:table-cell>
          <table:table-cell office:value-type="float" office:value="10417" table:style-name="ce24">
            <text:p>10,417</text:p>
          </table:table-cell>
          <table:table-cell office:value-type="float" office:value="5396" table:style-name="ce24">
            <text:p>5,396</text:p>
          </table:table-cell>
          <table:table-cell office:value-type="float" office:value="5021" table:style-name="ce24">
            <text:p>5,021</text:p>
          </table:table-cell>
          <table:table-cell office:value-type="float" office:value="7.4235870099698547" table:style-name="ce25">
            <text:p>7.42</text:p>
          </table:table-cell>
          <table:table-cell office:value-type="float" office:value="4764" table:style-name="ce24">
            <text:p>4,764</text:p>
          </table:table-cell>
          <table:table-cell office:value-type="float" office:value="2491" table:style-name="ce24">
            <text:p>2,491</text:p>
          </table:table-cell>
          <table:table-cell office:value-type="float" office:value="2273" table:style-name="ce24">
            <text:p>2,273</text:p>
          </table:table-cell>
          <table:table-cell office:value-type="float" office:value="3.3950243367088788" table:style-name="ce25">
            <text:p>3.40</text:p>
          </table:table-cell>
          <table:table-cell office:value-type="float" office:value="122865" table:style-name="ce24">
            <text:p>122,865</text:p>
          </table:table-cell>
          <table:table-cell office:value-type="float" office:value="60599" table:style-name="ce24">
            <text:p>60,599</text:p>
          </table:table-cell>
          <table:table-cell office:value-type="float" office:value="62266" table:style-name="ce24">
            <text:p>62,266</text:p>
          </table:table-cell>
          <table:table-cell office:value-type="float" office:value="87.558703847551726" table:style-name="ce25">
            <text:p>87.56</text:p>
          </table:table-cell>
          <table:table-cell office:value-type="float" office:value="22132" table:style-name="ce24">
            <text:p>22,132</text:p>
          </table:table-cell>
          <table:table-cell office:value-type="float" office:value="10578" table:style-name="ce24">
            <text:p>10,578</text:p>
          </table:table-cell>
          <table:table-cell office:value-type="float" office:value="11554" table:style-name="ce24">
            <text:p>11,554</text:p>
          </table:table-cell>
          <table:table-cell office:value-type="float" office:value="15.772182749798681" table:style-name="ce25">
            <text:p>15.77</text:p>
          </table:table-cell>
          <table:table-cell table:style-name="ce2"/>
          <table:table-cell office:value-type="string" table:style-name="ce2">
            <text:p>臺灣省</text:p>
          </table:table-cell>
          <table:table-cell office:value-type="string" table:style-name="ce2">
            <text:p>女</text:p>
          </table:table-cell>
          <table:table-cell office:value-type="float" office:value="115423" table:style-name="ce2">
            <text:p>115423</text:p>
          </table:table-cell>
          <table:table-cell office:value-type="float" office:value="171429" table:style-name="ce2">
            <text:p>171429</text:p>
          </table:table-cell>
          <table:table-cell office:value-type="float" office:value="311830" table:style-name="ce2">
            <text:p>311830</text:p>
          </table:table-cell>
          <table:table-cell office:value-type="float" office:value="337918" table:style-name="ce2">
            <text:p>337918</text:p>
          </table:table-cell>
          <table:table-cell office:value-type="float" office:value="172664" table:style-name="ce2">
            <text:p>172664</text:p>
          </table:table-cell>
          <table:table-cell table:number-columns-repeated="16344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782" table:style-name="ce24">
            <text:p>13,782</text:p>
          </table:table-cell>
          <table:table-cell office:value-type="float" office:value="7990" table:style-name="ce24">
            <text:p>7,990</text:p>
          </table:table-cell>
          <table:table-cell office:value-type="float" office:value="5792" table:style-name="ce24">
            <text:p>5,792</text:p>
          </table:table-cell>
          <table:table-cell office:value-type="float" office:value="534" table:style-name="ce24">
            <text:p>534</text:p>
          </table:table-cell>
          <table:table-cell office:value-type="float" office:value="296" table:style-name="ce24">
            <text:p>296</text:p>
          </table:table-cell>
          <table:table-cell office:value-type="float" office:value="238" table:style-name="ce24">
            <text:p>238</text:p>
          </table:table-cell>
          <table:table-cell office:value-type="float" office:value="3.8746190683500217" table:style-name="ce25">
            <text:p>3.87</text:p>
          </table:table-cell>
          <table:table-cell office:value-type="float" office:value="719" table:style-name="ce24">
            <text:p>719</text:p>
          </table:table-cell>
          <table:table-cell office:value-type="float" office:value="405" table:style-name="ce24">
            <text:p>405</text:p>
          </table:table-cell>
          <table:table-cell office:value-type="float" office:value="314" table:style-name="ce24">
            <text:p>314</text:p>
          </table:table-cell>
          <table:table-cell office:value-type="float" office:value="5.2169496444637931" table:style-name="ce26">
            <text:p>5.22</text:p>
          </table:table-cell>
          <table:table-cell office:value-type="float" office:value="1164" table:style-name="ce24">
            <text:p>1,164</text:p>
          </table:table-cell>
          <table:table-cell office:value-type="float" office:value="629" table:style-name="ce24">
            <text:p>629</text:p>
          </table:table-cell>
          <table:table-cell office:value-type="float" office:value="535" table:style-name="ce24">
            <text:p>535</text:p>
          </table:table-cell>
          <table:table-cell office:value-type="float" office:value="8.4457988680888114" table:style-name="ce25">
            <text:p>8.45</text:p>
          </table:table-cell>
          <table:table-cell office:value-type="float" office:value="1238" table:style-name="ce24">
            <text:p>1,238</text:p>
          </table:table-cell>
          <table:table-cell office:value-type="float" office:value="670" table:style-name="ce24">
            <text:p>670</text:p>
          </table:table-cell>
          <table:table-cell office:value-type="float" office:value="568" table:style-name="ce24">
            <text:p>568</text:p>
          </table:table-cell>
          <table:table-cell office:value-type="float" office:value="8.9827310985343196" table:style-name="ce25">
            <text:p>8.98</text:p>
          </table:table-cell>
          <table:table-cell office:value-type="float" office:value="537" table:style-name="ce24">
            <text:p>537</text:p>
          </table:table-cell>
          <table:table-cell office:value-type="float" office:value="294" table:style-name="ce24">
            <text:p>294</text:p>
          </table:table-cell>
          <table:table-cell office:value-type="float" office:value="243" table:style-name="ce24">
            <text:p>243</text:p>
          </table:table-cell>
          <table:table-cell office:value-type="float" office:value="3.8963865912059208" table:style-name="ce25">
            <text:p>3.90</text:p>
          </table:table-cell>
          <table:table-cell office:value-type="float" office:value="11850" table:style-name="ce24">
            <text:p>11,850</text:p>
          </table:table-cell>
          <table:table-cell office:value-type="float" office:value="6937" table:style-name="ce24">
            <text:p>6,937</text:p>
          </table:table-cell>
          <table:table-cell office:value-type="float" office:value="4913" table:style-name="ce24">
            <text:p>4,913</text:p>
          </table:table-cell>
          <table:table-cell office:value-type="float" office:value="85.981715280801041" table:style-name="ce25">
            <text:p>85.98</text:p>
          </table:table-cell>
          <table:table-cell office:value-type="float" office:value="1885" table:style-name="ce24">
            <text:p>1,885</text:p>
          </table:table-cell>
          <table:table-cell office:value-type="float" office:value="1032" table:style-name="ce24">
            <text:p>1,032</text:p>
          </table:table-cell>
          <table:table-cell office:value-type="float" office:value="853" table:style-name="ce24">
            <text:p>853</text:p>
          </table:table-cell>
          <table:table-cell office:value-type="float" office:value="13.677260194456537" table:style-name="ce25">
            <text:p>13.68</text:p>
          </table:table-cell>
          <table:table-cell table:style-name="ce27"/>
          <table:table-cell office:value-type="string" table:style-name="ce2">
            <text:p>宜蘭縣</text:p>
          </table:table-cell>
          <table:table-cell office:value-type="string" table:style-name="ce2">
            <text:p>計</text:p>
          </table:table-cell>
          <table:table-cell office:value-type="float" office:value="15078" table:style-name="ce2">
            <text:p>15078</text:p>
          </table:table-cell>
          <table:table-cell office:value-type="float" office:value="22533" table:style-name="ce2">
            <text:p>22533</text:p>
          </table:table-cell>
          <table:table-cell office:value-type="float" office:value="40839" table:style-name="ce2">
            <text:p>40839</text:p>
          </table:table-cell>
          <table:table-cell office:value-type="float" office:value="44272" table:style-name="ce2">
            <text:p>44272</text:p>
          </table:table-cell>
          <table:table-cell office:value-type="float" office:value="22632" table:style-name="ce2">
            <text:p>22632</text:p>
          </table:table-cell>
          <table:table-cell table:number-columns-repeated="16344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"/>
          <table:table-cell office:value-type="string" table:style-name="ce27">
            <text:p>宜蘭縣</text:p>
          </table:table-cell>
          <table:table-cell office:value-type="string" table:style-name="ce27">
            <text:p>男</text:p>
          </table:table-cell>
          <table:table-cell office:value-type="float" office:value="7777" table:style-name="ce27">
            <text:p>7777</text:p>
          </table:table-cell>
          <table:table-cell office:value-type="float" office:value="11626" table:style-name="ce27">
            <text:p>11626</text:p>
          </table:table-cell>
          <table:table-cell office:value-type="float" office:value="21178" table:style-name="ce27">
            <text:p>21178</text:p>
          </table:table-cell>
          <table:table-cell office:value-type="float" office:value="22939" table:style-name="ce27">
            <text:p>22939</text:p>
          </table:table-cell>
          <table:table-cell office:value-type="float" office:value="11698" table:style-name="ce27">
            <text:p>11698</text:p>
          </table:table-cell>
          <table:table-cell table:number-columns-repeated="16344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3" table:style-name="ce34"/>
          <table:table-cell table:number-columns-repeated="3" table:style-name="ce35"/>
          <table:table-cell table:style-name="ce36"/>
          <table:table-cell table:number-columns-repeated="16" table:style-name="ce37"/>
          <table:table-cell table:number-columns-repeated="3" table:style-name="ce38"/>
          <table:table-cell table:number-columns-repeated="4" table:style-name="ce39"/>
          <table:table-cell office:value-type="string" table:style-name="ce40">
            <text:p><text:s text:c="16"/>內政部戶政司編製</text:p>
          </table:table-cell>
          <table:table-cell table:style-name="ce2"/>
          <table:table-cell office:value-type="string" table:style-name="ce2">
            <text:p>宜蘭縣</text:p>
          </table:table-cell>
          <table:table-cell office:value-type="string" table:style-name="ce2">
            <text:p>女</text:p>
          </table:table-cell>
          <table:table-cell office:value-type="float" office:value="7301" table:style-name="ce2">
            <text:p>7301</text:p>
          </table:table-cell>
          <table:table-cell office:value-type="float" office:value="10907" table:style-name="ce2">
            <text:p>10907</text:p>
          </table:table-cell>
          <table:table-cell office:value-type="float" office:value="19661" table:style-name="ce2">
            <text:p>19661</text:p>
          </table:table-cell>
          <table:table-cell office:value-type="float" office:value="21333" table:style-name="ce2">
            <text:p>21333</text:p>
          </table:table-cell>
          <table:table-cell office:value-type="float" office:value="10934" table:style-name="ce2">
            <text:p>10934</text:p>
          </table:table-cell>
          <table:table-cell table:number-columns-repeated="16344"/>
        </table:table-row>
        <table:table-row table:style-name="ro10">
          <table:table-cell table:number-columns-repeated="4" table:style-name="ce2"/>
          <table:table-cell table:number-columns-repeated="4" table:style-name="ce41"/>
          <table:table-cell table:number-columns-repeated="23" table:style-name="ce2"/>
          <table:table-cell table:style-name="ce42"/>
          <table:table-cell table:style-name="ce2"/>
          <table:table-cell office:value-type="string" table:style-name="ce2">
            <text:p>新竹縣</text:p>
          </table:table-cell>
          <table:table-cell office:value-type="string" table:style-name="ce2">
            <text:p>計</text:p>
          </table:table-cell>
          <table:table-cell office:value-type="float" office:value="26783" table:style-name="ce2">
            <text:p>26783</text:p>
          </table:table-cell>
          <table:table-cell office:value-type="float" office:value="40434" table:style-name="ce2">
            <text:p>40434</text:p>
          </table:table-cell>
          <table:table-cell office:value-type="float" office:value="73500" table:style-name="ce2">
            <text:p>73500</text:p>
          </table:table-cell>
          <table:table-cell office:value-type="float" office:value="79266" table:style-name="ce2">
            <text:p>79266</text:p>
          </table:table-cell>
          <table:table-cell office:value-type="float" office:value="35983" table:style-name="ce2">
            <text:p>35983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新竹縣</text:p>
          </table:table-cell>
          <table:table-cell office:value-type="string" table:style-name="ce2">
            <text:p>男</text:p>
          </table:table-cell>
          <table:table-cell office:value-type="float" office:value="13888" table:style-name="ce2">
            <text:p>13888</text:p>
          </table:table-cell>
          <table:table-cell office:value-type="float" office:value="21024" table:style-name="ce2">
            <text:p>21024</text:p>
          </table:table-cell>
          <table:table-cell office:value-type="float" office:value="38004" table:style-name="ce2">
            <text:p>38004</text:p>
          </table:table-cell>
          <table:table-cell office:value-type="float" office:value="41038" table:style-name="ce2">
            <text:p>41038</text:p>
          </table:table-cell>
          <table:table-cell office:value-type="float" office:value="18893" table:style-name="ce2">
            <text:p>18893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新竹縣</text:p>
          </table:table-cell>
          <table:table-cell office:value-type="string" table:style-name="ce2">
            <text:p>女</text:p>
          </table:table-cell>
          <table:table-cell office:value-type="float" office:value="12895" table:style-name="ce2">
            <text:p>12895</text:p>
          </table:table-cell>
          <table:table-cell office:value-type="float" office:value="19410" table:style-name="ce2">
            <text:p>19410</text:p>
          </table:table-cell>
          <table:table-cell office:value-type="float" office:value="35496" table:style-name="ce2">
            <text:p>35496</text:p>
          </table:table-cell>
          <table:table-cell office:value-type="float" office:value="38228" table:style-name="ce2">
            <text:p>38228</text:p>
          </table:table-cell>
          <table:table-cell office:value-type="float" office:value="17090" table:style-name="ce2">
            <text:p>17090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苗栗縣</text:p>
          </table:table-cell>
          <table:table-cell office:value-type="string" table:style-name="ce2">
            <text:p>計</text:p>
          </table:table-cell>
          <table:table-cell office:value-type="float" office:value="16152" table:style-name="ce2">
            <text:p>16152</text:p>
          </table:table-cell>
          <table:table-cell office:value-type="float" office:value="25492" table:style-name="ce2">
            <text:p>25492</text:p>
          </table:table-cell>
          <table:table-cell office:value-type="float" office:value="49532" table:style-name="ce2">
            <text:p>49532</text:p>
          </table:table-cell>
          <table:table-cell office:value-type="float" office:value="53770" table:style-name="ce2">
            <text:p>53770</text:p>
          </table:table-cell>
          <table:table-cell office:value-type="float" office:value="28496" table:style-name="ce2">
            <text:p>28496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苗栗縣</text:p>
          </table:table-cell>
          <table:table-cell office:value-type="string" table:style-name="ce2">
            <text:p>男</text:p>
          </table:table-cell>
          <table:table-cell office:value-type="float" office:value="8345" table:style-name="ce2">
            <text:p>8345</text:p>
          </table:table-cell>
          <table:table-cell office:value-type="float" office:value="13201" table:style-name="ce2">
            <text:p>13201</text:p>
          </table:table-cell>
          <table:table-cell office:value-type="float" office:value="25520" table:style-name="ce2">
            <text:p>25520</text:p>
          </table:table-cell>
          <table:table-cell office:value-type="float" office:value="27740" table:style-name="ce2">
            <text:p>27740</text:p>
          </table:table-cell>
          <table:table-cell office:value-type="float" office:value="14969" table:style-name="ce2">
            <text:p>14969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苗栗縣</text:p>
          </table:table-cell>
          <table:table-cell office:value-type="string" table:style-name="ce2">
            <text:p>女</text:p>
          </table:table-cell>
          <table:table-cell office:value-type="float" office:value="7807" table:style-name="ce2">
            <text:p>7807</text:p>
          </table:table-cell>
          <table:table-cell office:value-type="float" office:value="12291" table:style-name="ce2">
            <text:p>12291</text:p>
          </table:table-cell>
          <table:table-cell office:value-type="float" office:value="24012" table:style-name="ce2">
            <text:p>24012</text:p>
          </table:table-cell>
          <table:table-cell office:value-type="float" office:value="26030" table:style-name="ce2">
            <text:p>26030</text:p>
          </table:table-cell>
          <table:table-cell office:value-type="float" office:value="13527" table:style-name="ce2">
            <text:p>13527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彰化縣</text:p>
          </table:table-cell>
          <table:table-cell office:value-type="string" table:style-name="ce2">
            <text:p>計</text:p>
          </table:table-cell>
          <table:table-cell office:value-type="float" office:value="49074" table:style-name="ce2">
            <text:p>49074</text:p>
          </table:table-cell>
          <table:table-cell office:value-type="float" office:value="70070" table:style-name="ce2">
            <text:p>70070</text:p>
          </table:table-cell>
          <table:table-cell office:value-type="float" office:value="122107" table:style-name="ce2">
            <text:p>122107</text:p>
          </table:table-cell>
          <table:table-cell office:value-type="float" office:value="131968" table:style-name="ce2">
            <text:p>131968</text:p>
          </table:table-cell>
          <table:table-cell office:value-type="float" office:value="66236" table:style-name="ce2">
            <text:p>66236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彰化縣</text:p>
          </table:table-cell>
          <table:table-cell office:value-type="string" table:style-name="ce2">
            <text:p>男</text:p>
          </table:table-cell>
          <table:table-cell office:value-type="float" office:value="25436" table:style-name="ce2">
            <text:p>25436</text:p>
          </table:table-cell>
          <table:table-cell office:value-type="float" office:value="36346" table:style-name="ce2">
            <text:p>36346</text:p>
          </table:table-cell>
          <table:table-cell office:value-type="float" office:value="63479" table:style-name="ce2">
            <text:p>63479</text:p>
          </table:table-cell>
          <table:table-cell office:value-type="float" office:value="68645" table:style-name="ce2">
            <text:p>68645</text:p>
          </table:table-cell>
          <table:table-cell office:value-type="float" office:value="34907" table:style-name="ce2">
            <text:p>34907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彰化縣</text:p>
          </table:table-cell>
          <table:table-cell office:value-type="string" table:style-name="ce2">
            <text:p>女</text:p>
          </table:table-cell>
          <table:table-cell office:value-type="float" office:value="23638" table:style-name="ce2">
            <text:p>23638</text:p>
          </table:table-cell>
          <table:table-cell office:value-type="float" office:value="33724" table:style-name="ce2">
            <text:p>33724</text:p>
          </table:table-cell>
          <table:table-cell office:value-type="float" office:value="58628" table:style-name="ce2">
            <text:p>58628</text:p>
          </table:table-cell>
          <table:table-cell office:value-type="float" office:value="63323" table:style-name="ce2">
            <text:p>63323</text:p>
          </table:table-cell>
          <table:table-cell office:value-type="float" office:value="31329" table:style-name="ce2">
            <text:p>31329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南投縣</text:p>
          </table:table-cell>
          <table:table-cell office:value-type="string" table:style-name="ce2">
            <text:p>計</text:p>
          </table:table-cell>
          <table:table-cell office:value-type="float" office:value="14326" table:style-name="ce2">
            <text:p>14326</text:p>
          </table:table-cell>
          <table:table-cell office:value-type="float" office:value="21432" table:style-name="ce2">
            <text:p>21432</text:p>
          </table:table-cell>
          <table:table-cell office:value-type="float" office:value="39374" table:style-name="ce2">
            <text:p>39374</text:p>
          </table:table-cell>
          <table:table-cell office:value-type="float" office:value="42761" table:style-name="ce2">
            <text:p>42761</text:p>
          </table:table-cell>
          <table:table-cell office:value-type="float" office:value="23535" table:style-name="ce2">
            <text:p>23535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南投縣</text:p>
          </table:table-cell>
          <table:table-cell office:value-type="string" table:style-name="ce2">
            <text:p>男</text:p>
          </table:table-cell>
          <table:table-cell office:value-type="float" office:value="7539" table:style-name="ce2">
            <text:p>7539</text:p>
          </table:table-cell>
          <table:table-cell office:value-type="float" office:value="11232" table:style-name="ce2">
            <text:p>11232</text:p>
          </table:table-cell>
          <table:table-cell office:value-type="float" office:value="20545" table:style-name="ce2">
            <text:p>20545</text:p>
          </table:table-cell>
          <table:table-cell office:value-type="float" office:value="22331" table:style-name="ce2">
            <text:p>22331</text:p>
          </table:table-cell>
          <table:table-cell office:value-type="float" office:value="12210" table:style-name="ce2">
            <text:p>12210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南投縣</text:p>
          </table:table-cell>
          <table:table-cell office:value-type="string" table:style-name="ce2">
            <text:p>女</text:p>
          </table:table-cell>
          <table:table-cell office:value-type="float" office:value="6787" table:style-name="ce2">
            <text:p>6787</text:p>
          </table:table-cell>
          <table:table-cell office:value-type="float" office:value="10200" table:style-name="ce2">
            <text:p>10200</text:p>
          </table:table-cell>
          <table:table-cell office:value-type="float" office:value="18829" table:style-name="ce2">
            <text:p>18829</text:p>
          </table:table-cell>
          <table:table-cell office:value-type="float" office:value="20430" table:style-name="ce2">
            <text:p>20430</text:p>
          </table:table-cell>
          <table:table-cell office:value-type="float" office:value="11325" table:style-name="ce2">
            <text:p>11325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雲林縣</text:p>
          </table:table-cell>
          <table:table-cell office:value-type="string" table:style-name="ce2">
            <text:p>計</text:p>
          </table:table-cell>
          <table:table-cell office:value-type="float" office:value="20281" table:style-name="ce2">
            <text:p>20281</text:p>
          </table:table-cell>
          <table:table-cell office:value-type="float" office:value="29890" table:style-name="ce2">
            <text:p>29890</text:p>
          </table:table-cell>
          <table:table-cell office:value-type="float" office:value="55125" table:style-name="ce2">
            <text:p>55125</text:p>
          </table:table-cell>
          <table:table-cell office:value-type="float" office:value="60221" table:style-name="ce2">
            <text:p>60221</text:p>
          </table:table-cell>
          <table:table-cell office:value-type="float" office:value="34589" table:style-name="ce2">
            <text:p>34589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雲林縣</text:p>
          </table:table-cell>
          <table:table-cell office:value-type="string" table:style-name="ce2">
            <text:p>男</text:p>
          </table:table-cell>
          <table:table-cell office:value-type="float" office:value="10513" table:style-name="ce2">
            <text:p>10513</text:p>
          </table:table-cell>
          <table:table-cell office:value-type="float" office:value="15459" table:style-name="ce2">
            <text:p>15459</text:p>
          </table:table-cell>
          <table:table-cell office:value-type="float" office:value="28517" table:style-name="ce2">
            <text:p>28517</text:p>
          </table:table-cell>
          <table:table-cell office:value-type="float" office:value="31140" table:style-name="ce2">
            <text:p>31140</text:p>
          </table:table-cell>
          <table:table-cell office:value-type="float" office:value="18112" table:style-name="ce2">
            <text:p>18112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雲林縣</text:p>
          </table:table-cell>
          <table:table-cell office:value-type="string" table:style-name="ce2">
            <text:p>女</text:p>
          </table:table-cell>
          <table:table-cell office:value-type="float" office:value="9768" table:style-name="ce2">
            <text:p>9768</text:p>
          </table:table-cell>
          <table:table-cell office:value-type="float" office:value="14431" table:style-name="ce2">
            <text:p>14431</text:p>
          </table:table-cell>
          <table:table-cell office:value-type="float" office:value="26608" table:style-name="ce2">
            <text:p>26608</text:p>
          </table:table-cell>
          <table:table-cell office:value-type="float" office:value="29081" table:style-name="ce2">
            <text:p>29081</text:p>
          </table:table-cell>
          <table:table-cell office:value-type="float" office:value="16477" table:style-name="ce2">
            <text:p>16477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嘉義縣</text:p>
          </table:table-cell>
          <table:table-cell office:value-type="string" table:style-name="ce2">
            <text:p>計</text:p>
          </table:table-cell>
          <table:table-cell office:value-type="float" office:value="12761" table:style-name="ce2">
            <text:p>12761</text:p>
          </table:table-cell>
          <table:table-cell office:value-type="float" office:value="18456" table:style-name="ce2">
            <text:p>18456</text:p>
          </table:table-cell>
          <table:table-cell office:value-type="float" office:value="33079" table:style-name="ce2">
            <text:p>33079</text:p>
          </table:table-cell>
          <table:table-cell office:value-type="float" office:value="35933" table:style-name="ce2">
            <text:p>35933</text:p>
          </table:table-cell>
          <table:table-cell office:value-type="float" office:value="21718" table:style-name="ce2">
            <text:p>21718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嘉義縣</text:p>
          </table:table-cell>
          <table:table-cell office:value-type="string" table:style-name="ce2">
            <text:p>男</text:p>
          </table:table-cell>
          <table:table-cell office:value-type="float" office:value="6522" table:style-name="ce2">
            <text:p>6522</text:p>
          </table:table-cell>
          <table:table-cell office:value-type="float" office:value="9507" table:style-name="ce2">
            <text:p>9507</text:p>
          </table:table-cell>
          <table:table-cell office:value-type="float" office:value="17060" table:style-name="ce2">
            <text:p>17060</text:p>
          </table:table-cell>
          <table:table-cell office:value-type="float" office:value="18604" table:style-name="ce2">
            <text:p>18604</text:p>
          </table:table-cell>
          <table:table-cell office:value-type="float" office:value="11464" table:style-name="ce2">
            <text:p>11464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嘉義縣</text:p>
          </table:table-cell>
          <table:table-cell office:value-type="string" table:style-name="ce2">
            <text:p>女</text:p>
          </table:table-cell>
          <table:table-cell office:value-type="float" office:value="6239" table:style-name="ce2">
            <text:p>6239</text:p>
          </table:table-cell>
          <table:table-cell office:value-type="float" office:value="8949" table:style-name="ce2">
            <text:p>8949</text:p>
          </table:table-cell>
          <table:table-cell office:value-type="float" office:value="16019" table:style-name="ce2">
            <text:p>16019</text:p>
          </table:table-cell>
          <table:table-cell office:value-type="float" office:value="17329" table:style-name="ce2">
            <text:p>17329</text:p>
          </table:table-cell>
          <table:table-cell office:value-type="float" office:value="10254" table:style-name="ce2">
            <text:p>10254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屏東縣</text:p>
          </table:table-cell>
          <table:table-cell office:value-type="string" table:style-name="ce2">
            <text:p>計</text:p>
          </table:table-cell>
          <table:table-cell office:value-type="float" office:value="23560" table:style-name="ce2">
            <text:p>23560</text:p>
          </table:table-cell>
          <table:table-cell office:value-type="float" office:value="35250" table:style-name="ce2">
            <text:p>35250</text:p>
          </table:table-cell>
          <table:table-cell office:value-type="float" office:value="64251" table:style-name="ce2">
            <text:p>64251</text:p>
          </table:table-cell>
          <table:table-cell office:value-type="float" office:value="69691" table:style-name="ce2">
            <text:p>69691</text:p>
          </table:table-cell>
          <table:table-cell office:value-type="float" office:value="37327" table:style-name="ce2">
            <text:p>37327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屏東縣</text:p>
          </table:table-cell>
          <table:table-cell office:value-type="string" table:style-name="ce2">
            <text:p>男</text:p>
          </table:table-cell>
          <table:table-cell office:value-type="float" office:value="12187" table:style-name="ce2">
            <text:p>12187</text:p>
          </table:table-cell>
          <table:table-cell office:value-type="float" office:value="18353" table:style-name="ce2">
            <text:p>18353</text:p>
          </table:table-cell>
          <table:table-cell office:value-type="float" office:value="33443" table:style-name="ce2">
            <text:p>33443</text:p>
          </table:table-cell>
          <table:table-cell office:value-type="float" office:value="36285" table:style-name="ce2">
            <text:p>36285</text:p>
          </table:table-cell>
          <table:table-cell office:value-type="float" office:value="19532" table:style-name="ce2">
            <text:p>19532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屏東縣</text:p>
          </table:table-cell>
          <table:table-cell office:value-type="string" table:style-name="ce2">
            <text:p>女</text:p>
          </table:table-cell>
          <table:table-cell office:value-type="float" office:value="11373" table:style-name="ce2">
            <text:p>11373</text:p>
          </table:table-cell>
          <table:table-cell office:value-type="float" office:value="16897" table:style-name="ce2">
            <text:p>16897</text:p>
          </table:table-cell>
          <table:table-cell office:value-type="float" office:value="30808" table:style-name="ce2">
            <text:p>30808</text:p>
          </table:table-cell>
          <table:table-cell office:value-type="float" office:value="33406" table:style-name="ce2">
            <text:p>33406</text:p>
          </table:table-cell>
          <table:table-cell office:value-type="float" office:value="17795" table:style-name="ce2">
            <text:p>17795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臺東縣</text:p>
          </table:table-cell>
          <table:table-cell office:value-type="string" table:style-name="ce2">
            <text:p>計</text:p>
          </table:table-cell>
          <table:table-cell office:value-type="float" office:value="7111" table:style-name="ce2">
            <text:p>7111</text:p>
          </table:table-cell>
          <table:table-cell office:value-type="float" office:value="10417" table:style-name="ce2">
            <text:p>10417</text:p>
          </table:table-cell>
          <table:table-cell office:value-type="float" office:value="18739" table:style-name="ce2">
            <text:p>18739</text:p>
          </table:table-cell>
          <table:table-cell office:value-type="float" office:value="20279" table:style-name="ce2">
            <text:p>20279</text:p>
          </table:table-cell>
          <table:table-cell office:value-type="float" office:value="10836" table:style-name="ce2">
            <text:p>10836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臺東縣</text:p>
          </table:table-cell>
          <table:table-cell office:value-type="string" table:style-name="ce2">
            <text:p>男</text:p>
          </table:table-cell>
          <table:table-cell office:value-type="float" office:value="3743" table:style-name="ce2">
            <text:p>3743</text:p>
          </table:table-cell>
          <table:table-cell office:value-type="float" office:value="5448" table:style-name="ce2">
            <text:p>5448</text:p>
          </table:table-cell>
          <table:table-cell office:value-type="float" office:value="9807" table:style-name="ce2">
            <text:p>9807</text:p>
          </table:table-cell>
          <table:table-cell office:value-type="float" office:value="10586" table:style-name="ce2">
            <text:p>10586</text:p>
          </table:table-cell>
          <table:table-cell office:value-type="float" office:value="5718" table:style-name="ce2">
            <text:p>5718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臺東縣</text:p>
          </table:table-cell>
          <table:table-cell office:value-type="string" table:style-name="ce2">
            <text:p>女</text:p>
          </table:table-cell>
          <table:table-cell office:value-type="float" office:value="3368" table:style-name="ce2">
            <text:p>3368</text:p>
          </table:table-cell>
          <table:table-cell office:value-type="float" office:value="4969" table:style-name="ce2">
            <text:p>4969</text:p>
          </table:table-cell>
          <table:table-cell office:value-type="float" office:value="8932" table:style-name="ce2">
            <text:p>8932</text:p>
          </table:table-cell>
          <table:table-cell office:value-type="float" office:value="9693" table:style-name="ce2">
            <text:p>9693</text:p>
          </table:table-cell>
          <table:table-cell office:value-type="float" office:value="5118" table:style-name="ce2">
            <text:p>5118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花蓮縣</text:p>
          </table:table-cell>
          <table:table-cell office:value-type="string" table:style-name="ce2">
            <text:p>計</text:p>
          </table:table-cell>
          <table:table-cell office:value-type="float" office:value="10997" table:style-name="ce2">
            <text:p>10997</text:p>
          </table:table-cell>
          <table:table-cell office:value-type="float" office:value="16263" table:style-name="ce2">
            <text:p>16263</text:p>
          </table:table-cell>
          <table:table-cell office:value-type="float" office:value="29029" table:style-name="ce2">
            <text:p>29029</text:p>
          </table:table-cell>
          <table:table-cell office:value-type="float" office:value="31463" table:style-name="ce2">
            <text:p>31463</text:p>
          </table:table-cell>
          <table:table-cell office:value-type="float" office:value="15975" table:style-name="ce2">
            <text:p>15975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花蓮縣</text:p>
          </table:table-cell>
          <table:table-cell office:value-type="string" table:style-name="ce2">
            <text:p>男</text:p>
          </table:table-cell>
          <table:table-cell office:value-type="float" office:value="5744" table:style-name="ce2">
            <text:p>5744</text:p>
          </table:table-cell>
          <table:table-cell office:value-type="float" office:value="8484" table:style-name="ce2">
            <text:p>8484</text:p>
          </table:table-cell>
          <table:table-cell office:value-type="float" office:value="15210" table:style-name="ce2">
            <text:p>15210</text:p>
          </table:table-cell>
          <table:table-cell office:value-type="float" office:value="16496" table:style-name="ce2">
            <text:p>16496</text:p>
          </table:table-cell>
          <table:table-cell office:value-type="float" office:value="8367" table:style-name="ce2">
            <text:p>8367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花蓮縣</text:p>
          </table:table-cell>
          <table:table-cell office:value-type="string" table:style-name="ce2">
            <text:p>女</text:p>
          </table:table-cell>
          <table:table-cell office:value-type="float" office:value="5253" table:style-name="ce2">
            <text:p>5253</text:p>
          </table:table-cell>
          <table:table-cell office:value-type="float" office:value="7779" table:style-name="ce2">
            <text:p>7779</text:p>
          </table:table-cell>
          <table:table-cell office:value-type="float" office:value="13819" table:style-name="ce2">
            <text:p>13819</text:p>
          </table:table-cell>
          <table:table-cell office:value-type="float" office:value="14967" table:style-name="ce2">
            <text:p>14967</text:p>
          </table:table-cell>
          <table:table-cell office:value-type="float" office:value="7608" table:style-name="ce2">
            <text:p>7608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澎湖縣</text:p>
          </table:table-cell>
          <table:table-cell office:value-type="string" table:style-name="ce2">
            <text:p>計</text:p>
          </table:table-cell>
          <table:table-cell office:value-type="float" office:value="4123" table:style-name="ce2">
            <text:p>4123</text:p>
          </table:table-cell>
          <table:table-cell office:value-type="float" office:value="5513" table:style-name="ce2">
            <text:p>5513</text:p>
          </table:table-cell>
          <table:table-cell office:value-type="float" office:value="8730" table:style-name="ce2">
            <text:p>8730</text:p>
          </table:table-cell>
          <table:table-cell office:value-type="float" office:value="9348" table:style-name="ce2">
            <text:p>9348</text:p>
          </table:table-cell>
          <table:table-cell office:value-type="float" office:value="4229" table:style-name="ce2">
            <text:p>4229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澎湖縣</text:p>
          </table:table-cell>
          <table:table-cell office:value-type="string" table:style-name="ce2">
            <text:p>男</text:p>
          </table:table-cell>
          <table:table-cell office:value-type="float" office:value="2146" table:style-name="ce2">
            <text:p>2146</text:p>
          </table:table-cell>
          <table:table-cell office:value-type="float" office:value="2893" table:style-name="ce2">
            <text:p>2893</text:p>
          </table:table-cell>
          <table:table-cell office:value-type="float" office:value="4587" table:style-name="ce2">
            <text:p>4587</text:p>
          </table:table-cell>
          <table:table-cell office:value-type="float" office:value="4907" table:style-name="ce2">
            <text:p>4907</text:p>
          </table:table-cell>
          <table:table-cell office:value-type="float" office:value="2188" table:style-name="ce2">
            <text:p>2188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澎湖縣</text:p>
          </table:table-cell>
          <table:table-cell office:value-type="string" table:style-name="ce2">
            <text:p>女</text:p>
          </table:table-cell>
          <table:table-cell office:value-type="float" office:value="1977" table:style-name="ce2">
            <text:p>1977</text:p>
          </table:table-cell>
          <table:table-cell office:value-type="float" office:value="2620" table:style-name="ce2">
            <text:p>2620</text:p>
          </table:table-cell>
          <table:table-cell office:value-type="float" office:value="4143" table:style-name="ce2">
            <text:p>4143</text:p>
          </table:table-cell>
          <table:table-cell office:value-type="float" office:value="4441" table:style-name="ce2">
            <text:p>4441</text:p>
          </table:table-cell>
          <table:table-cell office:value-type="float" office:value="2041" table:style-name="ce2">
            <text:p>2041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基隆市</text:p>
          </table:table-cell>
          <table:table-cell office:value-type="string" table:style-name="ce2">
            <text:p>計</text:p>
          </table:table-cell>
          <table:table-cell office:value-type="float" office:value="10033" table:style-name="ce2">
            <text:p>10033</text:p>
          </table:table-cell>
          <table:table-cell office:value-type="float" office:value="15282" table:style-name="ce2">
            <text:p>15282</text:p>
          </table:table-cell>
          <table:table-cell office:value-type="float" office:value="28267" table:style-name="ce2">
            <text:p>28267</text:p>
          </table:table-cell>
          <table:table-cell office:value-type="float" office:value="30754" table:style-name="ce2">
            <text:p>30754</text:p>
          </table:table-cell>
          <table:table-cell office:value-type="float" office:value="16564" table:style-name="ce2">
            <text:p>16564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基隆市</text:p>
          </table:table-cell>
          <table:table-cell office:value-type="string" table:style-name="ce2">
            <text:p>男</text:p>
          </table:table-cell>
          <table:table-cell office:value-type="float" office:value="5280" table:style-name="ce2">
            <text:p>5280</text:p>
          </table:table-cell>
          <table:table-cell office:value-type="float" office:value="7956" table:style-name="ce2">
            <text:p>7956</text:p>
          </table:table-cell>
          <table:table-cell office:value-type="float" office:value="14639" table:style-name="ce2">
            <text:p>14639</text:p>
          </table:table-cell>
          <table:table-cell office:value-type="float" office:value="15929" table:style-name="ce2">
            <text:p>15929</text:p>
          </table:table-cell>
          <table:table-cell office:value-type="float" office:value="8634" table:style-name="ce2">
            <text:p>8634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基隆市</text:p>
          </table:table-cell>
          <table:table-cell office:value-type="string" table:style-name="ce2">
            <text:p>女</text:p>
          </table:table-cell>
          <table:table-cell office:value-type="float" office:value="4753" table:style-name="ce2">
            <text:p>4753</text:p>
          </table:table-cell>
          <table:table-cell office:value-type="float" office:value="7326" table:style-name="ce2">
            <text:p>7326</text:p>
          </table:table-cell>
          <table:table-cell office:value-type="float" office:value="13628" table:style-name="ce2">
            <text:p>13628</text:p>
          </table:table-cell>
          <table:table-cell office:value-type="float" office:value="14825" table:style-name="ce2">
            <text:p>14825</text:p>
          </table:table-cell>
          <table:table-cell office:value-type="float" office:value="7930" table:style-name="ce2">
            <text:p>7930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新竹市</text:p>
          </table:table-cell>
          <table:table-cell office:value-type="string" table:style-name="ce2">
            <text:p>計</text:p>
          </table:table-cell>
          <table:table-cell office:value-type="float" office:value="20825" table:style-name="ce2">
            <text:p>20825</text:p>
          </table:table-cell>
          <table:table-cell office:value-type="float" office:value="31588" table:style-name="ce2">
            <text:p>31588</text:p>
          </table:table-cell>
          <table:table-cell office:value-type="float" office:value="59393" table:style-name="ce2">
            <text:p>59393</text:p>
          </table:table-cell>
          <table:table-cell office:value-type="float" office:value="64349" table:style-name="ce2">
            <text:p>64349</text:p>
          </table:table-cell>
          <table:table-cell office:value-type="float" office:value="29243" table:style-name="ce2">
            <text:p>29243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新竹市</text:p>
          </table:table-cell>
          <table:table-cell office:value-type="string" table:style-name="ce2">
            <text:p>男</text:p>
          </table:table-cell>
          <table:table-cell office:value-type="float" office:value="10825" table:style-name="ce2">
            <text:p>10825</text:p>
          </table:table-cell>
          <table:table-cell office:value-type="float" office:value="16345" table:style-name="ce2">
            <text:p>16345</text:p>
          </table:table-cell>
          <table:table-cell office:value-type="float" office:value="30796" table:style-name="ce2">
            <text:p>30796</text:p>
          </table:table-cell>
          <table:table-cell office:value-type="float" office:value="33391" table:style-name="ce2">
            <text:p>33391</text:p>
          </table:table-cell>
          <table:table-cell office:value-type="float" office:value="15382" table:style-name="ce2">
            <text:p>15382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新竹市</text:p>
          </table:table-cell>
          <table:table-cell office:value-type="string" table:style-name="ce2">
            <text:p>女</text:p>
          </table:table-cell>
          <table:table-cell office:value-type="float" office:value="10000" table:style-name="ce2">
            <text:p>10000</text:p>
          </table:table-cell>
          <table:table-cell office:value-type="float" office:value="15243" table:style-name="ce2">
            <text:p>15243</text:p>
          </table:table-cell>
          <table:table-cell office:value-type="float" office:value="28597" table:style-name="ce2">
            <text:p>28597</text:p>
          </table:table-cell>
          <table:table-cell office:value-type="float" office:value="30958" table:style-name="ce2">
            <text:p>30958</text:p>
          </table:table-cell>
          <table:table-cell office:value-type="float" office:value="13861" table:style-name="ce2">
            <text:p>13861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嘉義市</text:p>
          </table:table-cell>
          <table:table-cell office:value-type="string" table:style-name="ce2">
            <text:p>計</text:p>
          </table:table-cell>
          <table:table-cell office:value-type="float" office:value="8826" table:style-name="ce2">
            <text:p>8826</text:p>
          </table:table-cell>
          <table:table-cell office:value-type="float" office:value="13695" table:style-name="ce2">
            <text:p>13695</text:p>
          </table:table-cell>
          <table:table-cell office:value-type="float" office:value="26234" table:style-name="ce2">
            <text:p>26234</text:p>
          </table:table-cell>
          <table:table-cell office:value-type="float" office:value="28794" table:style-name="ce2">
            <text:p>28794</text:p>
          </table:table-cell>
          <table:table-cell office:value-type="float" office:value="15432" table:style-name="ce2">
            <text:p>15432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嘉義市</text:p>
          </table:table-cell>
          <table:table-cell office:value-type="string" table:style-name="ce2">
            <text:p>男</text:p>
          </table:table-cell>
          <table:table-cell office:value-type="float" office:value="4562" table:style-name="ce2">
            <text:p>4562</text:p>
          </table:table-cell>
          <table:table-cell office:value-type="float" office:value="7012" table:style-name="ce2">
            <text:p>7012</text:p>
          </table:table-cell>
          <table:table-cell office:value-type="float" office:value="13584" table:style-name="ce2">
            <text:p>13584</text:p>
          </table:table-cell>
          <table:table-cell office:value-type="float" office:value="14920" table:style-name="ce2">
            <text:p>14920</text:p>
          </table:table-cell>
          <table:table-cell office:value-type="float" office:value="8057" table:style-name="ce2">
            <text:p>8057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嘉義市</text:p>
          </table:table-cell>
          <table:table-cell office:value-type="string" table:style-name="ce2">
            <text:p>女</text:p>
          </table:table-cell>
          <table:table-cell office:value-type="float" office:value="4264" table:style-name="ce2">
            <text:p>4264</text:p>
          </table:table-cell>
          <table:table-cell office:value-type="float" office:value="6683" table:style-name="ce2">
            <text:p>6683</text:p>
          </table:table-cell>
          <table:table-cell office:value-type="float" office:value="12650" table:style-name="ce2">
            <text:p>12650</text:p>
          </table:table-cell>
          <table:table-cell office:value-type="float" office:value="13874" table:style-name="ce2">
            <text:p>13874</text:p>
          </table:table-cell>
          <table:table-cell office:value-type="float" office:value="7375" table:style-name="ce2">
            <text:p>7375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福建省</text:p>
          </table:table-cell>
          <table:table-cell office:value-type="string" table:style-name="ce2">
            <text:p>計</text:p>
          </table:table-cell>
          <table:table-cell office:value-type="float" office:value="4949" table:style-name="ce2">
            <text:p>4949</text:p>
          </table:table-cell>
          <table:table-cell office:value-type="float" office:value="6699" table:style-name="ce2">
            <text:p>6699</text:p>
          </table:table-cell>
          <table:table-cell office:value-type="float" office:value="10916" table:style-name="ce2">
            <text:p>10916</text:p>
          </table:table-cell>
          <table:table-cell office:value-type="float" office:value="11655" table:style-name="ce2">
            <text:p>11655</text:p>
          </table:table-cell>
          <table:table-cell office:value-type="float" office:value="5301" table:style-name="ce2">
            <text:p>5301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福建省</text:p>
          </table:table-cell>
          <table:table-cell office:value-type="string" table:style-name="ce2">
            <text:p>男</text:p>
          </table:table-cell>
          <table:table-cell office:value-type="float" office:value="2553" table:style-name="ce2">
            <text:p>2553</text:p>
          </table:table-cell>
          <table:table-cell office:value-type="float" office:value="3474" table:style-name="ce2">
            <text:p>3474</text:p>
          </table:table-cell>
          <table:table-cell office:value-type="float" office:value="5689" table:style-name="ce2">
            <text:p>5689</text:p>
          </table:table-cell>
          <table:table-cell office:value-type="float" office:value="6066" table:style-name="ce2">
            <text:p>6066</text:p>
          </table:table-cell>
          <table:table-cell office:value-type="float" office:value="2785" table:style-name="ce2">
            <text:p>2785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福建省</text:p>
          </table:table-cell>
          <table:table-cell office:value-type="string" table:style-name="ce2">
            <text:p>女</text:p>
          </table:table-cell>
          <table:table-cell office:value-type="float" office:value="2396" table:style-name="ce2">
            <text:p>2396</text:p>
          </table:table-cell>
          <table:table-cell office:value-type="float" office:value="3225" table:style-name="ce2">
            <text:p>3225</text:p>
          </table:table-cell>
          <table:table-cell office:value-type="float" office:value="5227" table:style-name="ce2">
            <text:p>5227</text:p>
          </table:table-cell>
          <table:table-cell office:value-type="float" office:value="5589" table:style-name="ce2">
            <text:p>5589</text:p>
          </table:table-cell>
          <table:table-cell office:value-type="float" office:value="2516" table:style-name="ce2">
            <text:p>2516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金門縣</text:p>
          </table:table-cell>
          <table:table-cell office:value-type="string" table:style-name="ce2">
            <text:p>計</text:p>
          </table:table-cell>
          <table:table-cell office:value-type="float" office:value="4415" table:style-name="ce2">
            <text:p>4415</text:p>
          </table:table-cell>
          <table:table-cell office:value-type="float" office:value="5980" table:style-name="ce2">
            <text:p>5980</text:p>
          </table:table-cell>
          <table:table-cell office:value-type="float" office:value="9752" table:style-name="ce2">
            <text:p>9752</text:p>
          </table:table-cell>
          <table:table-cell office:value-type="float" office:value="10417" table:style-name="ce2">
            <text:p>10417</text:p>
          </table:table-cell>
          <table:table-cell office:value-type="float" office:value="4764" table:style-name="ce2">
            <text:p>4764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金門縣</text:p>
          </table:table-cell>
          <table:table-cell office:value-type="string" table:style-name="ce2">
            <text:p>男</text:p>
          </table:table-cell>
          <table:table-cell office:value-type="float" office:value="2257" table:style-name="ce2">
            <text:p>2257</text:p>
          </table:table-cell>
          <table:table-cell office:value-type="float" office:value="3069" table:style-name="ce2">
            <text:p>3069</text:p>
          </table:table-cell>
          <table:table-cell office:value-type="float" office:value="5060" table:style-name="ce2">
            <text:p>5060</text:p>
          </table:table-cell>
          <table:table-cell office:value-type="float" office:value="5396" table:style-name="ce2">
            <text:p>5396</text:p>
          </table:table-cell>
          <table:table-cell office:value-type="float" office:value="2491" table:style-name="ce2">
            <text:p>2491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金門縣</text:p>
          </table:table-cell>
          <table:table-cell office:value-type="string" table:style-name="ce2">
            <text:p>女</text:p>
          </table:table-cell>
          <table:table-cell office:value-type="float" office:value="2158" table:style-name="ce2">
            <text:p>2158</text:p>
          </table:table-cell>
          <table:table-cell office:value-type="float" office:value="2911" table:style-name="ce2">
            <text:p>2911</text:p>
          </table:table-cell>
          <table:table-cell office:value-type="float" office:value="4692" table:style-name="ce2">
            <text:p>4692</text:p>
          </table:table-cell>
          <table:table-cell office:value-type="float" office:value="5021" table:style-name="ce2">
            <text:p>5021</text:p>
          </table:table-cell>
          <table:table-cell office:value-type="float" office:value="2273" table:style-name="ce2">
            <text:p>2273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連江縣</text:p>
          </table:table-cell>
          <table:table-cell office:value-type="string" table:style-name="ce2">
            <text:p>計</text:p>
          </table:table-cell>
          <table:table-cell office:value-type="float" office:value="534" table:style-name="ce2">
            <text:p>534</text:p>
          </table:table-cell>
          <table:table-cell office:value-type="float" office:value="719" table:style-name="ce2">
            <text:p>719</text:p>
          </table:table-cell>
          <table:table-cell office:value-type="float" office:value="1164" table:style-name="ce2">
            <text:p>1164</text:p>
          </table:table-cell>
          <table:table-cell office:value-type="float" office:value="1238" table:style-name="ce2">
            <text:p>1238</text:p>
          </table:table-cell>
          <table:table-cell office:value-type="float" office:value="537" table:style-name="ce2">
            <text:p>537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連江縣</text:p>
          </table:table-cell>
          <table:table-cell office:value-type="string" table:style-name="ce2">
            <text:p>男</text:p>
          </table:table-cell>
          <table:table-cell office:value-type="float" office:value="296" table:style-name="ce2">
            <text:p>296</text:p>
          </table:table-cell>
          <table:table-cell office:value-type="float" office:value="405" table:style-name="ce2">
            <text:p>405</text:p>
          </table:table-cell>
          <table:table-cell office:value-type="float" office:value="629" table:style-name="ce2">
            <text:p>629</text:p>
          </table:table-cell>
          <table:table-cell office:value-type="float" office:value="670" table:style-name="ce2">
            <text:p>670</text:p>
          </table:table-cell>
          <table:table-cell office:value-type="float" office:value="294" table:style-name="ce2">
            <text:p>294</text:p>
          </table:table-cell>
          <table:table-cell table:number-columns-repeated="16344"/>
        </table:table-row>
        <table:table-row table:style-name="ro10">
          <table:table-cell table:number-columns-repeated="33"/>
          <table:table-cell office:value-type="string" table:style-name="ce2">
            <text:p>連江縣</text:p>
          </table:table-cell>
          <table:table-cell office:value-type="string" table:style-name="ce2">
            <text:p>女</text:p>
          </table:table-cell>
          <table:table-cell office:value-type="float" office:value="238" table:style-name="ce2">
            <text:p>238</text:p>
          </table:table-cell>
          <table:table-cell office:value-type="float" office:value="314" table:style-name="ce2">
            <text:p>314</text:p>
          </table:table-cell>
          <table:table-cell office:value-type="float" office:value="535" table:style-name="ce2">
            <text:p>535</text:p>
          </table:table-cell>
          <table:table-cell office:value-type="float" office:value="568" table:style-name="ce2">
            <text:p>568</text:p>
          </table:table-cell>
          <table:table-cell office:value-type="float" office:value="243" table:style-name="ce2">
            <text:p>243</text:p>
          </table:table-cell>
          <table:table-cell table:number-columns-repeated="16344"/>
        </table:table-row>
        <table:table-row table:number-rows-repeated="1048497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105/上網各月速報公式(5月).xls'#說明" table:style-name="ta2">
        <table:table-source xlink:href="file:///C:/Users/moi1849/Desktop/123/3/1.月報/06速(月)報套印/111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60" table:style-name="ta2">
        <table:table-source xlink:href="file:///C:/Users/moi1849/Desktop/123/3/1.月報/06速(月)報套印/111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70" table:style-name="ta2">
        <table:table-source xlink:href="file:///C:/Users/moi1849/Desktop/123/3/1.月報/06速(月)報套印/111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B0" table:style-name="ta2">
        <table:table-source xlink:href="file:///C:/Users/moi1849/Desktop/123/3/1.月報/06速(月)報套印/111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月別" table:style-name="ta2">
        <table:table-source xlink:href="file:///C:/Users/moi1849/Desktop/123/3/1.月報/06速(月)報套印/11105/上網各月速報公式(5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縣市別" table:style-name="ta2">
        <table:table-source xlink:href="file:///C:/Users/moi1849/Desktop/123/3/1.月報/06速(月)報套印/111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-年齡結構" table:style-name="ta2">
        <table:table-source xlink:href="file:///C:/Users/moi1849/Desktop/123/3/1.月報/06速(月)報套印/111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資料分析" table:style-name="ta2">
        <table:table-source xlink:href="file:///C:/Users/moi1849/Desktop/123/3/1.月報/06速(月)報套印/111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1分析(草稿)" table:style-name="ta2">
        <table:table-source xlink:href="file:///C:/Users/moi1849/Desktop/123/3/1.月報/06速(月)報套印/111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年月別" table:style-name="ta2">
        <table:table-source xlink:href="file:///C:/Users/moi1849/Desktop/123/3/1.月報/06速(月)報套印/111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2-縣市別" table:style-name="ta2">
        <table:table-source xlink:href="file:///C:/Users/moi1849/Desktop/123/3/1.月報/06速(月)報套印/111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4-單一年齡" table:style-name="ta2">
        <table:table-source xlink:href="file:///C:/Users/moi1849/Desktop/123/3/1.月報/06速(月)報套印/111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5-年齡結構" table:style-name="ta2">
        <table:table-source xlink:href="file:///C:/Users/moi1849/Desktop/123/3/1.月報/06速(月)報套印/111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6-人口增加&amp;生死結離" table:style-name="ta2">
        <table:table-source xlink:href="file:///C:/Users/moi1849/Desktop/123/3/1.月報/06速(月)報套印/111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年月別" table:style-name="ta2">
        <table:table-source xlink:href="file:///C:/Users/moi1849/Desktop/123/3/1.月報/06速(月)報套印/111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07-縣市別" table:style-name="ta2">
        <table:table-source xlink:href="file:///C:/Users/moi1849/Desktop/123/3/1.月報/06速(月)報套印/111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年月別" table:style-name="ta2">
        <table:table-source xlink:href="file:///C:/Users/moi1849/Desktop/123/3/1.月報/06速(月)報套印/111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0-縣市別" table:style-name="ta2">
        <table:table-source xlink:href="file:///C:/Users/moi1849/Desktop/123/3/1.月報/06速(月)報套印/111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5/上網各月速報公式(5月).xls'#11-遷徙" table:style-name="ta2">
        <table:table-source xlink:href="file:///C:/Users/moi1849/Desktop/123/3/1.月報/06速(月)報套印/111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  <table:database-ranges>
        <table:database-range table:target-range-address="05-年齡結構.AH4:05-年齡結構.AI7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6-02T07:00:18Z</meta:creation-date>
    <dc:date>2022-06-02T07:00:45Z</dc:date>
  </office:meta>
</office:document-meta>
</file>